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92cm"/>
    </style:style>
    <style:style style:name="co3" style:family="table-column">
      <style:table-column-properties fo:break-before="auto" style:column-width="3.406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3.184cm"/>
    </style:style>
    <style:style style:name="co8" style:family="table-column">
      <style:table-column-properties fo:break-before="auto" style:column-width="1.277cm"/>
    </style:style>
    <style:style style:name="co9" style:family="table-column">
      <style:table-column-properties fo:break-before="auto" style:column-width="2.935cm"/>
    </style:style>
    <style:style style:name="co10" style:family="table-column">
      <style:table-column-properties fo:break-before="auto" style:column-width="6.033cm"/>
    </style:style>
    <style:style style:name="co11" style:family="table-column">
      <style:table-column-properties fo:break-before="auto" style:column-width="5.147cm"/>
    </style:style>
    <style:style style:name="co12" style:family="table-column">
      <style:table-column-properties fo:break-before="auto" style:column-width="11.174cm"/>
    </style:style>
    <style:style style:name="co13" style:family="table-column">
      <style:table-column-properties fo:break-before="auto" style:column-width="6.142cm"/>
    </style:style>
    <style:style style:name="co14" style:family="table-column">
      <style:table-column-properties fo:break-before="auto" style:column-width="6.059cm"/>
    </style:style>
    <style:style style:name="co15" style:family="table-column">
      <style:table-column-properties fo:break-before="auto" style:column-width="0.42cm"/>
    </style:style>
    <style:style style:name="co16" style:family="table-column">
      <style:table-column-properties fo:break-before="auto" style:column-width="5.81cm"/>
    </style:style>
    <style:style style:name="co17" style:family="table-column">
      <style:table-column-properties fo:break-before="auto" style:column-width="5.976cm"/>
    </style:style>
    <style:style style:name="co18" style:family="table-column">
      <style:table-column-properties fo:break-before="auto" style:column-width="11.229cm"/>
    </style:style>
    <style:style style:name="co19" style:family="table-column">
      <style:table-column-properties fo:break-before="auto" style:column-width="6.281cm"/>
    </style:style>
    <style:style style:name="co20" style:family="table-column">
      <style:table-column-properties fo:break-before="auto" style:column-width="6.08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>
      <style:text-properties fo:color="#000000" style:text-outline="false" style:text-line-through-style="none" style:text-position="" style:font-name="Consola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position="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84d1"/>
      <style:text-properties fo:color="#000000" style:text-outline="false" style:text-line-through-style="none" style:text-position="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bold" style:font-name-complex="Consola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0084d1" fo:border-left="none" fo:border-right="none" fo:border-top="none"/>
      <style:text-properties fo:color="#000000" style:text-outline="false" style:text-line-through-style="none" style:text-position="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bold" style:font-name-complex="Consola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84d1"/>
      <style:text-properties fo:color="#000000" style:text-outline="false" style:text-line-through-style="none" style:text-position="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0084d1" fo:border-left="none" fo:border-right="none" fo:border-top="none"/>
      <style:text-properties fo:color="#000000" style:text-outline="false" style:text-line-through-style="none" style:text-position="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0084d1" fo:wrap-option="no-wrap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ackground-color="#0084d1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bold" style:font-name-complex="Consola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0084d1" fo:border-left="none" fo:border-right="none" fo:border-top="none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bold" style:font-name-complex="Consola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84d1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0084d1" fo:border-left="none" fo:border-right="none" fo:border-top="none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no-wrap"/>
      <style:text-properties style:font-name="Arial" fo:font-size="9pt" style:font-size-asian="9pt" style:font-size-complex="9pt"/>
    </style:style>
    <style:style style:name="ce13" style:family="table-cell" style:parent-style-name="Default" style:data-style-name="N100">
      <style:table-cell-properties fo:border-bottom="0.06pt solid #000000" fo:background-color="#0084d1" fo:wrap-option="no-wrap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ext-properties style:font-name="Arial" fo:font-size="9pt" style:font-size-asian="9pt" style:font-size-complex="9pt"/>
    </style:style>
    <style:style style:name="ce15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84d1" style:text-align-source="fix" style:repeat-content="false" fo:wrap-option="no-wrap" fo:border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order-bottom="0.06pt solid #000000" fo:background-color="#0084d1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20" style:family="table-cell" style:parent-style-name="Default">
      <style:table-cell-properties fo:background-color="#00ae00" style:text-align-source="fix" style:repeat-content="false" fo:wrap-option="no-wrap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21" style:family="table-cell" style:parent-style-name="Default">
      <style:table-cell-properties fo:background-color="#0084d1" style:text-align-source="fix" style:repeat-content="false" fo:wrap-option="no-wrap" fo:border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ackground-color="#00ae00" style:text-align-source="fix" style:repeat-content="false" fo:wrap-option="no-wrap" fo:border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>
      <style:table-cell-properties fo:background-color="#0084d1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fo:background-color="#0084d1" fo:border-left="none" fo:border-right="none" fo:border-top="none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0084d1"/>
      <style:text-properties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0084d1"/>
      <style:text-properties style:text-outline="false" style:text-line-through-style="none" style:font-name="Arial" fo:font-size="9pt" fo:language="en" fo:country="US" fo:font-style="normal" fo:text-shadow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fo:background-color="#0084d1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order-bottom="0.06pt solid #000000" fo:background-color="#00ae00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wrap-option="no-wrap" fo:border-left="none" fo:border-right="none" fo:border-top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</office:automatic-styles>
  <office:body>
    <office:spreadsheet>
      <table:content-validations>
        <table:content-validation table:name="val1" table:condition="of:cell-content-is-in-list(&quot;Not Allowed&quot;;&quot;Allowed&quot;;&quot;Normal&quot;;&quot;Could Happen&quot;;&quot;Should Not Happen&quot;;&quot;Barely Happen&quot;)" table:allow-empty-cell="true" table:display-list="unsorted" table:base-cell-address="sesh.M3">
          <table:error-message table:message-type="stop" table:display="true"/>
        </table:content-validation>
      </table:content-validations>
      <table:table table:name="sesh" table:style-name="ta1">
        <table:table-column table:style-name="co2" table:default-cell-style-name="ce12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5" table:default-cell-style-name="ce14"/>
        <table:table-column table:style-name="co6" table:default-cell-style-name="ce14"/>
        <table:table-column table:style-name="co8" table:default-cell-style-name="ce14"/>
        <table:table-column table:style-name="co4" table:default-cell-style-name="ce14"/>
        <table:table-column table:style-name="co8" table:default-cell-style-name="ce14"/>
        <table:table-column table:style-name="co6" table:default-cell-style-name="ce14"/>
        <table:table-column table:style-name="co8" table:default-cell-style-name="ce14"/>
        <table:table-column table:style-name="co6" table:default-cell-style-name="ce14"/>
        <table:table-column table:style-name="co8" table:default-cell-style-name="ce14"/>
        <table:table-column table:style-name="co7" table:number-columns-repeated="1008" table:default-cell-style-name="ce14"/>
        <table:table-row table:style-name="ro1">
          <table:table-cell table:style-name="ce7" office:value-type="string" table:number-columns-spanned="1" table:number-rows-spanned="2">
            <text:p>Interface</text:p>
          </table:table-cell>
          <table:table-cell table:style-name="ce13" office:value-type="string" table:number-columns-spanned="1" table:number-rows-spanned="2">
            <text:p>Method</text:p>
          </table:table-cell>
          <table:table-cell table:style-name="ce16" office:value-type="string" table:number-columns-spanned="2" table:number-rows-spanned="1">
            <text:p>init</text:p>
          </table:table-cell>
          <table:covered-table-cell table:style-name="ce21"/>
          <table:table-cell table:style-name="ce16" office:value-type="string" table:number-columns-spanned="2" table:number-rows-spanned="1">
            <text:p>joining</text:p>
          </table:table-cell>
          <table:covered-table-cell table:style-name="ce21"/>
          <table:table-cell table:style-name="ce16" office:value-type="string" table:number-columns-spanned="2" table:number-rows-spanned="1">
            <text:p>joined</text:p>
          </table:table-cell>
          <table:covered-table-cell table:style-name="ce21"/>
          <table:table-cell table:style-name="ce16" office:value-type="string" table:number-columns-spanned="2" table:number-rows-spanned="1">
            <text:p>lving</text:p>
          </table:table-cell>
          <table:covered-table-cell table:style-name="ce21"/>
          <table:table-cell table:style-name="ce16" office:value-type="string" table:number-columns-spanned="2" table:number-rows-spanned="1">
            <text:p>clsed</text:p>
          </table:table-cell>
          <table:covered-table-cell table:style-name="ce21"/>
          <table:table-cell table:style-name="ce16" office:value-type="string" table:number-columns-spanned="2" table:number-rows-spanned="1">
            <text:p>dscned</text:p>
          </table:table-cell>
          <table:covered-table-cell table:style-name="ce21"/>
          <table:table-cell table:number-columns-repeated="1008"/>
        </table:table-row>
        <table:table-row table:style-name="ro1">
          <table:covered-table-cell table:style-name="ce7"/>
          <table:covered-table-cell table:style-name="ce13"/>
          <table:table-cell table:style-name="ce17" office:value-type="string">
            <text:p>leggality</text:p>
          </table:table-cell>
          <table:table-cell table:style-name="ce17" office:value-type="string">
            <text:p>excp</text:p>
          </table:table-cell>
          <table:table-cell table:style-name="ce17" office:value-type="string">
            <text:p>leggality</text:p>
          </table:table-cell>
          <table:table-cell table:style-name="ce17" office:value-type="string">
            <text:p>excp</text:p>
          </table:table-cell>
          <table:table-cell table:style-name="ce17" office:value-type="string">
            <text:p>leggality</text:p>
          </table:table-cell>
          <table:table-cell table:style-name="ce17" office:value-type="string">
            <text:p>excp</text:p>
          </table:table-cell>
          <table:table-cell table:style-name="ce17" office:value-type="string">
            <text:p>leggality</text:p>
          </table:table-cell>
          <table:table-cell table:style-name="ce17" office:value-type="string">
            <text:p>excp</text:p>
          </table:table-cell>
          <table:table-cell table:style-name="ce17" office:value-type="string">
            <text:p>leggality</text:p>
          </table:table-cell>
          <table:table-cell table:style-name="ce17" office:value-type="string">
            <text:p>excp</text:p>
          </table:table-cell>
          <table:table-cell table:style-name="ce17" office:value-type="string">
            <text:p>leggality</text:p>
          </table:table-cell>
          <table:table-cell table:style-name="ce17" office:value-type="string">
            <text:p>excp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seshJoined</text:p>
          </table:table-cell>
          <table:table-cell table:style-name="ce18" table:content-validation-name="val1" office:value-type="string">
            <text:p>Should Not Happen</text:p>
          </table:table-cell>
          <table:table-cell table:style-name="ce18" table:formula="of:=IF(OR([.C3]=&quot;Should Not Happen&quot;;[.C3]=&quot;Not Allowed&quot;); &quot;Illegal&quot;; IF([.C3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E3]=&quot;Should Not Happen&quot;;[.E3]=&quot;Not Allowed&quot;); &quot;Illegal&quot;; IF([.E3]=&quot;Could Happen&quot;; &quot;Ignore&quot;; &quot;&quot;))">
            <text:p/>
          </table:table-cell>
          <table:table-cell table:style-name="ce18" table:content-validation-name="val1" office:value-type="string">
            <text:p>Should Not Happen</text:p>
          </table:table-cell>
          <table:table-cell table:style-name="ce18" table:formula="of:=IF(OR([.G3]=&quot;Should Not Happen&quot;;[.G3]=&quot;Not Allowed&quot;); &quot;Illegal&quot;; IF([.G3]=&quot;Could Happen&quot;; &quot;Ignore&quot;; &quot;&quot;))" office:value-type="string" office:string-value="Illegal">
            <text:p>Illegal</text:p>
          </table:table-cell>
          <table:table-cell table:style-name="ce18" table:content-validation-name="val1" office:value-type="string">
            <text:p>Should Not Happen</text:p>
          </table:table-cell>
          <table:table-cell table:style-name="ce18" table:formula="of:=IF(OR([.I3]=&quot;Should Not Happen&quot;;[.I3]=&quot;Not Allowed&quot;); &quot;Illegal&quot;; IF([.I3]=&quot;Could Happen&quot;; &quot;Ignore&quot;; &quot;&quot;))" office:value-type="string" office:string-value="Illegal">
            <text:p>Illegal</text:p>
          </table:table-cell>
          <table:table-cell table:style-name="ce18" table:content-validation-name="val1" office:value-type="string">
            <text:p>Should Not Happen</text:p>
          </table:table-cell>
          <table:table-cell table:style-name="ce18" table:formula="of:=IF(OR([.K3]=&quot;Should Not Happen&quot;;[.K3]=&quot;Not Allowed&quot;); &quot;Illegal&quot;; IF([.K3]=&quot;Could Happen&quot;; &quot;Ignore&quot;; &quot;&quot;))" office:value-type="string" office:string-value="Illegal">
            <text:p>Illegal</text:p>
          </table:table-cell>
          <table:table-cell table:style-name="ce18" table:content-validation-name="val1" office:value-type="string">
            <text:p>Should Not Happen</text:p>
          </table:table-cell>
          <table:table-cell table:style-name="ce18" table:formula="of:=IF(OR([.M3]=&quot;Should Not Happen&quot;;[.M3]=&quot;Not Allowed&quot;); &quot;Illegal&quot;; IF([.M3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8" office:value-type="string">
            <text:p>joinSeshFail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4]=&quot;Should Not Happen&quot;;[.C4]=&quot;Not Allowed&quot;); &quot;Illegal&quot;; IF([.C4]=&quot;Could Happen&quot;; &quot;Ignore&quot;; &quot;&quot;))" office:value-type="string" office:string-value="Illegal">
            <text:p>Illegal</text:p>
          </table:table-cell>
          <table:table-cell table:style-name="ce22" table:content-validation-name="val1" office:value-type="string">
            <text:p>Normal</text:p>
          </table:table-cell>
          <table:table-cell table:style-name="ce19" table:formula="of:=IF(OR([.E4]=&quot;Should Not Happen&quot;;[.E4]=&quot;Not Allowed&quot;); &quot;Illegal&quot;; IF([.E4]=&quot;Could Happen&quot;; &quot;Ignore&quot;; &quot;&quot;))">
            <text:p/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G4]=&quot;Should Not Happen&quot;;[.G4]=&quot;Not Allowed&quot;); &quot;Illegal&quot;; IF([.G4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I4]=&quot;Should Not Happen&quot;;[.I4]=&quot;Not Allowed&quot;); &quot;Illegal&quot;; IF([.I4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4]=&quot;Should Not Happen&quot;;[.K4]=&quot;Not Allowed&quot;); &quot;Illegal&quot;; IF([.K4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4]=&quot;Should Not Happen&quot;;[.M4]=&quot;Not Allowed&quot;); &quot;Illegal&quot;; IF([.M4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8" office:value-type="string">
            <text:p>seshLft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5]=&quot;Should Not Happen&quot;;[.C5]=&quot;Not Allowed&quot;); &quot;Illegal&quot;; IF([.C5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5]=&quot;Should Not Happen&quot;;[.E5]=&quot;Not Allowed&quot;); &quot;Illegal&quot;; IF([.E5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G5]=&quot;Should Not Happen&quot;;[.G5]=&quot;Not Allowed&quot;); &quot;Illegal&quot;; IF([.G5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I5]=&quot;Should Not Happen&quot;;[.I5]=&quot;Not Allowed&quot;); &quot;Illegal&quot;; IF([.I5]=&quot;Could Happen&quot;; &quot;Ignore&quot;; &quot;&quot;))">
            <text:p/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5]=&quot;Should Not Happen&quot;;[.K5]=&quot;Not Allowed&quot;); &quot;Illegal&quot;; IF([.K5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5]=&quot;Should Not Happen&quot;;[.M5]=&quot;Not Allowed&quot;); &quot;Illegal&quot;; IF([.M5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8" office:value-type="string">
            <text:p>seshLvFail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6]=&quot;Should Not Happen&quot;;[.C6]=&quot;Not Allowed&quot;); &quot;Illegal&quot;; IF([.C6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6]=&quot;Should Not Happen&quot;;[.E6]=&quot;Not Allowed&quot;); &quot;Illegal&quot;; IF([.E6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G6]=&quot;Should Not Happen&quot;;[.G6]=&quot;Not Allowed&quot;); &quot;Illegal&quot;; IF([.G6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I6]=&quot;Should Not Happen&quot;;[.I6]=&quot;Not Allowed&quot;); &quot;Illegal&quot;; IF([.I6]=&quot;Could Happen&quot;; &quot;Ignore&quot;; &quot;&quot;))">
            <text:p/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6]=&quot;Should Not Happen&quot;;[.K6]=&quot;Not Allowed&quot;); &quot;Illegal&quot;; IF([.K6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6]=&quot;Should Not Happen&quot;;[.M6]=&quot;Not Allowed&quot;); &quot;Illegal&quot;; IF([.M6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8" office:value-type="string">
            <text:p>seshCls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7]=&quot;Should Not Happen&quot;;[.C7]=&quot;Not Allowed&quot;); &quot;Illegal&quot;; IF([.C7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E7]=&quot;Should Not Happen&quot;;[.E7]=&quot;Not Allowed&quot;); &quot;Illegal&quot;; IF([.E7]=&quot;Could Happen&quot;; &quot;Ignore&quot;; &quot;&quot;))">
            <text:p/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7]=&quot;Should Not Happen&quot;;[.G7]=&quot;Not Allowed&quot;); &quot;Illegal&quot;; IF([.G7]=&quot;Could Happen&quot;; &quot;Ignore&quot;; &quot;&quot;))">
            <text:p/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I7]=&quot;Should Not Happen&quot;;[.I7]=&quot;Not Allowed&quot;); &quot;Illegal&quot;; IF([.I7]=&quot;Could Happen&quot;; &quot;Ignore&quot;; &quot;&quot;))">
            <text:p/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7]=&quot;Should Not Happen&quot;;[.K7]=&quot;Not Allowed&quot;); &quot;Illegal&quot;; IF([.K7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7]=&quot;Should Not Happen&quot;;[.M7]=&quot;Not Allowed&quot;); &quot;Illegal&quot;; IF([.M7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8" office:value-type="string">
            <text:p>seshDscn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8]=&quot;Should Not Happen&quot;;[.C8]=&quot;Not Allowed&quot;); &quot;Illegal&quot;; IF([.C8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E8]=&quot;Should Not Happen&quot;;[.E8]=&quot;Not Allowed&quot;); &quot;Illegal&quot;; IF([.E8]=&quot;Could Happen&quot;; &quot;Ignore&quot;; &quot;&quot;))">
            <text:p/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8]=&quot;Should Not Happen&quot;;[.G8]=&quot;Not Allowed&quot;); &quot;Illegal&quot;; IF([.G8]=&quot;Could Happen&quot;; &quot;Ignore&quot;; &quot;&quot;))">
            <text:p/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I8]=&quot;Should Not Happen&quot;;[.I8]=&quot;Not Allowed&quot;); &quot;Illegal&quot;; IF([.I8]=&quot;Could Happen&quot;; &quot;Ignore&quot;; &quot;&quot;))">
            <text:p/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8]=&quot;Should Not Happen&quot;;[.K8]=&quot;Not Allowed&quot;); &quot;Illegal&quot;; IF([.K8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8]=&quot;Should Not Happen&quot;;[.M8]=&quot;Not Allowed&quot;); &quot;Illegal&quot;; IF([.M8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chnlReg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9]=&quot;Should Not Happen&quot;;[.C9]=&quot;Not Allowed&quot;); &quot;Illegal&quot;; IF([.C9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9]=&quot;Should Not Happen&quot;;[.E9]=&quot;Not Allowed&quot;); &quot;Illegal&quot;; IF([.E9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9]=&quot;Should Not Happen&quot;;[.G9]=&quot;Not Allowed&quot;); &quot;Illegal&quot;; IF([.G9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I9]=&quot;Should Not Happen&quot;;[.I9]=&quot;Not Allowed&quot;); &quot;Illegal&quot;; IF([.I9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9]=&quot;Should Not Happen&quot;;[.K9]=&quot;Not Allowed&quot;); &quot;Illegal&quot;; IF([.K9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9]=&quot;Should Not Happen&quot;;[.M9]=&quot;Not Allowed&quot;); &quot;Illegal&quot;; IF([.M9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chnlJoin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10]=&quot;Should Not Happen&quot;;[.C10]=&quot;Not Allowed&quot;); &quot;Illegal&quot;; IF([.C10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10]=&quot;Should Not Happen&quot;;[.E10]=&quot;Not Allowed&quot;); &quot;Illegal&quot;; IF([.E10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10]=&quot;Should Not Happen&quot;;[.G10]=&quot;Not Allowed&quot;); &quot;Illegal&quot;; IF([.G10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I10]=&quot;Should Not Happen&quot;;[.I10]=&quot;Not Allowed&quot;); &quot;Illegal&quot;; IF([.I10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10]=&quot;Should Not Happen&quot;;[.K10]=&quot;Not Allowed&quot;); &quot;Illegal&quot;; IF([.K10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10]=&quot;Should Not Happen&quot;;[.M10]=&quot;Not Allowed&quot;); &quot;Illegal&quot;; IF([.M10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chnlJoinFail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11]=&quot;Should Not Happen&quot;;[.C11]=&quot;Not Allowed&quot;); &quot;Illegal&quot;; IF([.C11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11]=&quot;Should Not Happen&quot;;[.E11]=&quot;Not Allowed&quot;); &quot;Illegal&quot;; IF([.E11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11]=&quot;Should Not Happen&quot;;[.G11]=&quot;Not Allowed&quot;); &quot;Illegal&quot;; IF([.G11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I11]=&quot;Should Not Happen&quot;;[.I11]=&quot;Not Allowed&quot;); &quot;Illegal&quot;; IF([.I11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11]=&quot;Should Not Happen&quot;;[.K11]=&quot;Not Allowed&quot;); &quot;Illegal&quot;; IF([.K11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11]=&quot;Should Not Happen&quot;;[.M11]=&quot;Not Allowed&quot;); &quot;Illegal&quot;; IF([.M11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chnlRjct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12]=&quot;Should Not Happen&quot;;[.C12]=&quot;Not Allowed&quot;); &quot;Illegal&quot;; IF([.C12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12]=&quot;Should Not Happen&quot;;[.E12]=&quot;Not Allowed&quot;); &quot;Illegal&quot;; IF([.E12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12]=&quot;Should Not Happen&quot;;[.G12]=&quot;Not Allowed&quot;); &quot;Illegal&quot;; IF([.G12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I12]=&quot;Should Not Happen&quot;;[.I12]=&quot;Not Allowed&quot;); &quot;Illegal&quot;; IF([.I12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12]=&quot;Should Not Happen&quot;;[.K12]=&quot;Not Allowed&quot;); &quot;Illegal&quot;; IF([.K12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12]=&quot;Should Not Happen&quot;;[.M12]=&quot;Not Allowed&quot;); &quot;Illegal&quot;; IF([.M12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chnlRjctFail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13]=&quot;Should Not Happen&quot;;[.C13]=&quot;Not Allowed&quot;); &quot;Illegal&quot;; IF([.C13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13]=&quot;Should Not Happen&quot;;[.E13]=&quot;Not Allowed&quot;); &quot;Illegal&quot;; IF([.E13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13]=&quot;Should Not Happen&quot;;[.G13]=&quot;Not Allowed&quot;); &quot;Illegal&quot;; IF([.G13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I13]=&quot;Should Not Happen&quot;;[.I13]=&quot;Not Allowed&quot;); &quot;Illegal&quot;; IF([.I13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13]=&quot;Should Not Happen&quot;;[.K13]=&quot;Not Allowed&quot;); &quot;Illegal&quot;; IF([.K13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13]=&quot;Should Not Happen&quot;;[.M13]=&quot;Not Allowed&quot;); &quot;Illegal&quot;; IF([.M13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chnlLft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14]=&quot;Should Not Happen&quot;;[.C14]=&quot;Not Allowed&quot;); &quot;Illegal&quot;; IF([.C14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14]=&quot;Should Not Happen&quot;;[.E14]=&quot;Not Allowed&quot;); &quot;Illegal&quot;; IF([.E14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14]=&quot;Should Not Happen&quot;;[.G14]=&quot;Not Allowed&quot;); &quot;Illegal&quot;; IF([.G14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I14]=&quot;Should Not Happen&quot;;[.I14]=&quot;Not Allowed&quot;); &quot;Illegal&quot;; IF([.I14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14]=&quot;Should Not Happen&quot;;[.K14]=&quot;Not Allowed&quot;); &quot;Illegal&quot;; IF([.K14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14]=&quot;Should Not Happen&quot;;[.M14]=&quot;Not Allowed&quot;); &quot;Illegal&quot;; IF([.M14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lvChnlFail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C15]=&quot;Should Not Happen&quot;;[.C15]=&quot;Not Allowed&quot;); &quot;Illegal&quot;; IF([.C15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15]=&quot;Should Not Happen&quot;;[.E15]=&quot;Not Allowed&quot;); &quot;Illegal&quot;; IF([.E15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style-name="ce18" table:formula="of:=IF(OR([.G15]=&quot;Should Not Happen&quot;;[.G15]=&quot;Not Allowed&quot;); &quot;Illegal&quot;; IF([.G15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I15]=&quot;Should Not Happen&quot;;[.I15]=&quot;Not Allowed&quot;); &quot;Illegal&quot;; IF([.I15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15]=&quot;Should Not Happen&quot;;[.K15]=&quot;Not Allowed&quot;); &quot;Illegal&quot;; IF([.K15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15]=&quot;Should Not Happen&quot;;[.M15]=&quot;Not Allowed&quot;); &quot;Illegal&quot;; IF([.M15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AudSeshAdptrIntf</text:p>
          </table:table-cell>
          <table:table-cell table:style-name="ce10" office:value-type="string">
            <text:p>chnlCls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9" table:formula="of:=IF(OR([.C16]=&quot;Should Not Happen&quot;;[.C16]=&quot;Not Allowed&quot;); &quot;Illegal&quot;; IF([.C16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16]=&quot;Should Not Happen&quot;;[.E16]=&quot;Not Allowed&quot;); &quot;Illegal&quot;; IF([.E16]=&quot;Could Happen&quot;; &quot;Ignore&quot;; &quot;&quot;))" office:value-type="string" office:string-value="Illegal">
            <text:p>Illegal</text:p>
          </table:table-cell>
          <table:table-cell table:style-name="ce22" table:content-validation-name="val1" office:value-type="string">
            <text:p>Normal</text:p>
          </table:table-cell>
          <table:table-cell table:style-name="ce18" table:formula="of:=IF(OR([.G16]=&quot;Should Not Happen&quot;;[.G16]=&quot;Not Allowed&quot;); &quot;Illegal&quot;; IF([.G16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I16]=&quot;Should Not Happen&quot;;[.I16]=&quot;Not Allowed&quot;); &quot;Illegal&quot;; IF([.I16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16]=&quot;Should Not Happen&quot;;[.K16]=&quot;Not Allowed&quot;); &quot;Illegal&quot;; IF([.K16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16]=&quot;Should Not Happen&quot;;[.M16]=&quot;Not Allowed&quot;); &quot;Illegal&quot;; IF([.M16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9" office:value-type="string">
            <text:p>AudSeshAdptrIntf</text:p>
          </table:table-cell>
          <table:table-cell table:style-name="ce11" office:value-type="string">
            <text:p>chnlCmdRcved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9" table:formula="of:=IF(OR([.C17]=&quot;Should Not Happen&quot;;[.C17]=&quot;Not Allowed&quot;); &quot;Illegal&quot;; IF([.C17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E17]=&quot;Should Not Happen&quot;;[.E17]=&quot;Not Allowed&quot;); &quot;Illegal&quot;; IF([.E17]=&quot;Could Happen&quot;; &quot;Ignore&quot;; &quot;&quot;))" office:value-type="string" office:string-value="Illegal">
            <text:p>Illegal</text:p>
          </table:table-cell>
          <table:table-cell table:style-name="ce22" table:content-validation-name="val1" office:value-type="string">
            <text:p>Normal</text:p>
          </table:table-cell>
          <table:table-cell table:style-name="ce18" table:formula="of:=IF(OR([.G17]=&quot;Should Not Happen&quot;;[.G17]=&quot;Not Allowed&quot;); &quot;Illegal&quot;; IF([.G17]=&quot;Could Happen&quot;; &quot;Ignore&quot;; &quot;&quot;))">
            <text:p/>
          </table:table-cell>
          <table:table-cell table:style-name="ce19" table:content-validation-name="val1" office:value-type="string">
            <text:p>Could Happen</text:p>
          </table:table-cell>
          <table:table-cell table:style-name="ce18" table:formula="of:=IF(OR([.I17]=&quot;Should Not Happen&quot;;[.I17]=&quot;Not Allowed&quot;); &quot;Illegal&quot;; IF([.I17]=&quot;Could Happen&quot;; &quot;Ignore&quot;; &quot;&quot;))" office:value-type="string" office:string-value="Ignore">
            <text:p>Ignore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K17]=&quot;Should Not Happen&quot;;[.K17]=&quot;Not Allowed&quot;); &quot;Illegal&quot;; IF([.K17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8" table:formula="of:=IF(OR([.M17]=&quot;Should Not Happen&quot;;[.M17]=&quot;Not Allowed&quot;); &quot;Illegal&quot;; IF([.M17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10" office:value-type="string">
            <text:p>AudSeshViewIntf</text:p>
          </table:table-cell>
          <table:table-cell table:style-name="ce8" office:value-type="string">
            <text:p>joinSesh</text:p>
          </table:table-cell>
          <table:table-cell table:style-name="ce20" table:content-validation-name="val1" office:value-type="string">
            <text:p>Allowed</text:p>
          </table:table-cell>
          <table:table-cell table:style-name="ce19" table:formula="of:=IF(OR([.C18]=&quot;Should Not Happen&quot;;[.C18]=&quot;Not Allowed&quot;); &quot;Illegal&quot;; IF([.C18]=&quot;Could Happen&quot;; &quot;Ignore&quot;; &quot;&quot;))">
            <text:p/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E18]=&quot;Should Not Happen&quot;;[.E18]=&quot;Not Allowed&quot;); &quot;Illegal&quot;; IF([.E18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G18]=&quot;Should Not Happen&quot;;[.G18]=&quot;Not Allowed&quot;); &quot;Illegal&quot;; IF([.G18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I18]=&quot;Should Not Happen&quot;;[.I18]=&quot;Not Allowed&quot;); &quot;Illegal&quot;; IF([.I18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K18]=&quot;Should Not Happen&quot;;[.K18]=&quot;Not Allowed&quot;); &quot;Illegal&quot;; IF([.K18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M18]=&quot;Should Not Happen&quot;;[.M18]=&quot;Not Allowed&quot;); &quot;Illegal&quot;; IF([.M18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AudSeshViewIntf</text:p>
          </table:table-cell>
          <table:table-cell table:style-name="ce9" office:value-type="string">
            <text:p>lvSesh</text:p>
          </table:table-cell>
          <table:table-cell table:style-name="ce19" table:content-validation-name="val1" office:value-type="string">
            <text:p>Not Allowed</text:p>
          </table:table-cell>
          <table:table-cell table:style-name="ce19" table:formula="of:=IF(OR([.C19]=&quot;Should Not Happen&quot;;[.C19]=&quot;Not Allowed&quot;); &quot;Illegal&quot;; IF([.C19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E19]=&quot;Should Not Happen&quot;;[.E19]=&quot;Not Allowed&quot;); &quot;Illegal&quot;; IF([.E19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Allowed</text:p>
          </table:table-cell>
          <table:table-cell table:style-name="ce18" table:formula="of:=IF(OR([.G19]=&quot;Should Not Happen&quot;;[.G19]=&quot;Not Allowed&quot;); &quot;Illegal&quot;; IF([.G19]=&quot;Could Happen&quot;; &quot;Ignore&quot;; &quot;&quot;))">
            <text:p/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I19]=&quot;Should Not Happen&quot;;[.I19]=&quot;Not Allowed&quot;); &quot;Illegal&quot;; IF([.I19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K19]=&quot;Should Not Happen&quot;;[.K19]=&quot;Not Allowed&quot;); &quot;Illegal&quot;; IF([.K19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M19]=&quot;Should Not Happen&quot;;[.M19]=&quot;Not Allowed&quot;); &quot;Illegal&quot;; IF([.M19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10" office:value-type="string">
            <text:p>AudSeshChnlIntf</text:p>
          </table:table-cell>
          <table:table-cell table:style-name="ce8" office:value-type="string">
            <text:p>joinChnl</text:p>
          </table:table-cell>
          <table:table-cell table:style-name="ce19" table:content-validation-name="val1" office:value-type="string">
            <text:p>Not Allowed</text:p>
          </table:table-cell>
          <table:table-cell table:style-name="ce19" table:formula="of:=IF(OR([.C20]=&quot;Should Not Happen&quot;;[.C20]=&quot;Not Allowed&quot;); &quot;Illegal&quot;; IF([.C20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E20]=&quot;Should Not Happen&quot;;[.E20]=&quot;Not Allowed&quot;); &quot;Illegal&quot;; IF([.E20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Allowed</text:p>
          </table:table-cell>
          <table:table-cell table:style-name="ce18" table:formula="of:=IF(OR([.G20]=&quot;Should Not Happen&quot;;[.G20]=&quot;Not Allowed&quot;); &quot;Illegal&quot;; IF([.G20]=&quot;Could Happen&quot;; &quot;Ignore&quot;; &quot;&quot;))">
            <text:p/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I20]=&quot;Should Not Happen&quot;;[.I20]=&quot;Not Allowed&quot;); &quot;Illegal&quot;; IF([.I20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K20]=&quot;Should Not Happen&quot;;[.K20]=&quot;Not Allowed&quot;); &quot;Illegal&quot;; IF([.K20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M20]=&quot;Should Not Happen&quot;;[.M20]=&quot;Not Allowed&quot;); &quot;Illegal&quot;; IF([.M20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10" office:value-type="string">
            <text:p>AudSeshChnlIntf</text:p>
          </table:table-cell>
          <table:table-cell table:style-name="ce8" office:value-type="string">
            <text:p>rjctChnl</text:p>
          </table:table-cell>
          <table:table-cell table:style-name="ce19" table:content-validation-name="val1" office:value-type="string">
            <text:p>Not Allowed</text:p>
          </table:table-cell>
          <table:table-cell table:style-name="ce19" table:formula="of:=IF(OR([.C21]=&quot;Should Not Happen&quot;;[.C21]=&quot;Not Allowed&quot;); &quot;Illegal&quot;; IF([.C21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E21]=&quot;Should Not Happen&quot;;[.E21]=&quot;Not Allowed&quot;); &quot;Illegal&quot;; IF([.E21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Allowed</text:p>
          </table:table-cell>
          <table:table-cell table:style-name="ce18" table:formula="of:=IF(OR([.G21]=&quot;Should Not Happen&quot;;[.G21]=&quot;Not Allowed&quot;); &quot;Illegal&quot;; IF([.G21]=&quot;Could Happen&quot;; &quot;Ignore&quot;; &quot;&quot;))">
            <text:p/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I21]=&quot;Should Not Happen&quot;;[.I21]=&quot;Not Allowed&quot;); &quot;Illegal&quot;; IF([.I21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K21]=&quot;Should Not Happen&quot;;[.K21]=&quot;Not Allowed&quot;); &quot;Illegal&quot;; IF([.K21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M21]=&quot;Should Not Happen&quot;;[.M21]=&quot;Not Allowed&quot;); &quot;Illegal&quot;; IF([.M21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AudSeshChnlIntf</text:p>
          </table:table-cell>
          <table:table-cell table:style-name="ce9" office:value-type="string">
            <text:p>lvChnl</text:p>
          </table:table-cell>
          <table:table-cell table:style-name="ce19" table:content-validation-name="val1" office:value-type="string">
            <text:p>Not Allowed</text:p>
          </table:table-cell>
          <table:table-cell table:style-name="ce19" table:formula="of:=IF(OR([.C22]=&quot;Should Not Happen&quot;;[.C22]=&quot;Not Allowed&quot;); &quot;Illegal&quot;; IF([.C22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E22]=&quot;Should Not Happen&quot;;[.E22]=&quot;Not Allowed&quot;); &quot;Illegal&quot;; IF([.E22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Allowed</text:p>
          </table:table-cell>
          <table:table-cell table:style-name="ce18" table:formula="of:=IF(OR([.G22]=&quot;Should Not Happen&quot;;[.G22]=&quot;Not Allowed&quot;); &quot;Illegal&quot;; IF([.G22]=&quot;Could Happen&quot;; &quot;Ignore&quot;; &quot;&quot;))">
            <text:p/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I22]=&quot;Should Not Happen&quot;;[.I22]=&quot;Not Allowed&quot;); &quot;Illegal&quot;; IF([.I22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K22]=&quot;Should Not Happen&quot;;[.K22]=&quot;Not Allowed&quot;); &quot;Illegal&quot;; IF([.K22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t Allowed</text:p>
          </table:table-cell>
          <table:table-cell table:style-name="ce18" table:formula="of:=IF(OR([.M22]=&quot;Should Not Happen&quot;;[.M22]=&quot;Not Allowed&quot;); &quot;Illegal&quot;; IF([.M22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0"/>
        </table:table-row>
        <table:table-row table:style-name="ro1" table:number-rows-repeated="3">
          <table:table-cell/>
          <table:table-cell table:style-name="Default"/>
          <table:table-cell table:number-columns-repeated="1020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heckMethods" table:style-name="ta1">
        <table:table-column-group table:display="false">
          <table:table-column table:style-name="co3" table:visibility="collapse" table:default-cell-style-name="ce23"/>
        </table:table-column-group>
        <table:table-column table:style-name="co9" table:default-cell-style-name="ce27"/>
        <table:table-column-group table:display="false">
          <table:table-column table:style-name="co4" table:visibility="collapse" table:default-cell-style-name="ce19"/>
        </table:table-column-group>
        <table:table-column table:style-name="co5" table:default-cell-style-name="ce18"/>
        <table:table-column-group table:display="false">
          <table:table-column table:style-name="co4" table:visibility="collapse" table:default-cell-style-name="ce20"/>
        </table:table-column-group>
        <table:table-column table:style-name="co5" table:default-cell-style-name="ce18"/>
        <table:table-column-group table:display="false">
          <table:table-column table:style-name="co4" table:visibility="collapse" table:default-cell-style-name="ce19"/>
        </table:table-column-group>
        <table:table-column table:style-name="co5" table:default-cell-style-name="ce18"/>
        <table:table-column-group table:display="false">
          <table:table-column table:style-name="co4" table:visibility="collapse" table:default-cell-style-name="ce19"/>
        </table:table-column-group>
        <table:table-column table:style-name="co5" table:default-cell-style-name="ce18"/>
        <table:table-column-group table:display="false">
          <table:table-column table:style-name="co4" table:visibility="collapse" table:default-cell-style-name="ce19"/>
        </table:table-column-group>
        <table:table-column table:style-name="co8" table:default-cell-style-name="ce18"/>
        <table:table-column-group table:display="false">
          <table:table-column table:style-name="co4" table:visibility="collapse" table:default-cell-style-name="ce19"/>
        </table:table-column-group>
        <table:table-column table:style-name="co5" table:default-cell-style-name="ce18"/>
        <table:table-column-group table:display="false">
          <table:table-column table:style-name="co4" table:visibility="collapse" table:default-cell-style-name="ce19"/>
        </table:table-column-group>
        <table:table-column table:style-name="co5" table:default-cell-style-name="ce18"/>
        <table:table-column table:style-name="co7" table:default-cell-style-name="Default"/>
        <table:table-column table:style-name="co10" table:default-cell-style-name="Default"/>
        <table:table-column-group>
          <table:table-column table:style-name="co11" table:default-cell-style-name="Default"/>
          <table:table-column table:style-name="co12" table:default-cell-style-name="Default"/>
          <table:table-column table:style-name="co7" table:default-cell-style-name="Default"/>
        </table:table-column-group>
        <table:table-column-group>
          <table:table-column table:style-name="co13" table:default-cell-style-name="Default"/>
          <table:table-column table:style-name="co12" table:default-cell-style-name="Default"/>
          <table:table-column table:style-name="co7" table:default-cell-style-name="Default"/>
        </table:table-column-group>
        <table:table-column-group>
          <table:table-column table:style-name="co14" table:default-cell-style-name="Default"/>
          <table:table-column table:style-name="co12" table:default-cell-style-name="Default"/>
          <table:table-column table:style-name="co15" table:default-cell-style-name="Default"/>
        </table:table-column-group>
        <table:table-column-group>
          <table:table-column table:style-name="co16" table:default-cell-style-name="Default"/>
          <table:table-column table:style-name="co12" table:default-cell-style-name="Default"/>
          <table:table-column table:style-name="co7" table:default-cell-style-name="Default"/>
        </table:table-column-group>
        <table:table-column-group>
          <table:table-column table:style-name="co17" table:default-cell-style-name="Default"/>
          <table:table-column table:style-name="co18" table:default-cell-style-name="Default"/>
          <table:table-column table:style-name="co15" table:default-cell-style-name="Default"/>
        </table:table-column-group>
        <table:table-column-group>
          <table:table-column table:style-name="co19" table:default-cell-style-name="Default"/>
          <table:table-column table:style-name="co12" table:default-cell-style-name="Default"/>
          <table:table-column table:style-name="co15" table:default-cell-style-name="Default"/>
        </table:table-column-group>
        <table:table-column-group>
          <table:table-column table:style-name="co20" table:default-cell-style-name="Default"/>
          <table:table-column table:style-name="co12" table:default-cell-style-name="Default"/>
          <table:table-column table:style-name="co15" table:default-cell-style-name="Default"/>
        </table:table-column-group>
        <table:table-column table:style-name="co15" table:default-cell-style-name="Default"/>
        <table:table-column table:style-name="co7" table:default-cell-style-name="Default"/>
        <table:table-row table:style-name="ro1">
          <table:table-cell table:style-name="ce7" table:formula="of:=[$sesh.$A$1]" office:value-type="string" office:string-value="Interface" table:number-columns-spanned="1" table:number-rows-spanned="2">
            <text:p>Interface</text:p>
          </table:table-cell>
          <table:table-cell table:style-name="ce13" table:formula="of:=[$sesh.$B$1]" office:value-type="string" office:string-value="Method" table:number-columns-spanned="1" table:number-rows-spanned="2">
            <text:p>Method</text:p>
          </table:table-cell>
          <table:table-cell table:style-name="ce16" table:formula="of:=[$sesh.$C$1]" office:value-type="string" office:string-value="init" table:number-columns-spanned="2" table:number-rows-spanned="1">
            <text:p>init</text:p>
          </table:table-cell>
          <table:covered-table-cell table:style-name="ce21"/>
          <table:table-cell table:style-name="ce16" table:formula="of:=[$sesh.$E$1]" office:value-type="string" office:string-value="joining" table:number-columns-spanned="2" table:number-rows-spanned="1">
            <text:p>joining</text:p>
          </table:table-cell>
          <table:covered-table-cell table:style-name="ce21"/>
          <table:table-cell table:style-name="ce16" table:formula="of:=[$sesh.$G$1]" office:value-type="string" office:string-value="joined" table:number-columns-spanned="2" table:number-rows-spanned="1">
            <text:p>joined</text:p>
          </table:table-cell>
          <table:covered-table-cell table:style-name="ce21"/>
          <table:table-cell table:style-name="ce16" table:formula="of:=[$sesh.$I$1]" office:value-type="string" office:string-value="lving" table:number-columns-spanned="2" table:number-rows-spanned="1">
            <text:p>lving</text:p>
          </table:table-cell>
          <table:covered-table-cell table:style-name="ce21"/>
          <table:table-cell table:style-name="ce16" table:formula="of:=[$sesh.$K$1]" office:value-type="string" office:string-value="clsed" table:number-columns-spanned="2" table:number-rows-spanned="1">
            <text:p>clsed</text:p>
          </table:table-cell>
          <table:covered-table-cell table:style-name="ce21"/>
          <table:table-cell table:style-name="ce16" table:formula="of:=[$sesh.$M$1]" office:value-type="string" office:string-value="dscned" table:number-columns-spanned="2" table:number-rows-spanned="1">
            <text:p>dscned</text:p>
          </table:table-cell>
          <table:covered-table-cell table:style-name="ce21"/>
          <table:table-cell table:style-name="ce16" table:formula="of:=#REF!" office:value-type="float" office:value="0" table:number-columns-spanned="2" table:number-rows-spanned="1">
            <text:p>#REF!</text:p>
          </table:table-cell>
          <table:covered-table-cell table:style-name="ce21"/>
          <table:table-cell table:number-columns-repeated="25"/>
        </table:table-row>
        <table:table-row table:style-name="ro1">
          <table:covered-table-cell table:style-name="ce7"/>
          <table:covered-table-cell table:style-name="ce13"/>
          <table:table-cell table:style-name="ce17" table:formula="of:=[$sesh.$C$2]" office:value-type="string" office:string-value="leggality">
            <text:p>leggality</text:p>
          </table:table-cell>
          <table:table-cell table:style-name="ce17" table:formula="of:=[$sesh.$D$2]" office:value-type="string" office:string-value="excp">
            <text:p>excp</text:p>
          </table:table-cell>
          <table:table-cell table:style-name="ce17" table:formula="of:=[$sesh.$E$2]" office:value-type="string" office:string-value="leggality">
            <text:p>leggality</text:p>
          </table:table-cell>
          <table:table-cell table:style-name="ce17" table:formula="of:=[$sesh.$F$2]" office:value-type="string" office:string-value="excp">
            <text:p>excp</text:p>
          </table:table-cell>
          <table:table-cell table:style-name="ce17" table:formula="of:=[$sesh.$G$2]" office:value-type="string" office:string-value="leggality">
            <text:p>leggality</text:p>
          </table:table-cell>
          <table:table-cell table:style-name="ce17" table:formula="of:=[$sesh.$H$2]" office:value-type="string" office:string-value="excp">
            <text:p>excp</text:p>
          </table:table-cell>
          <table:table-cell table:style-name="ce17" table:formula="of:=[$sesh.$I$2]" office:value-type="string" office:string-value="leggality">
            <text:p>leggality</text:p>
          </table:table-cell>
          <table:table-cell table:style-name="ce17" table:formula="of:=[$sesh.$J$2]" office:value-type="string" office:string-value="excp">
            <text:p>excp</text:p>
          </table:table-cell>
          <table:table-cell table:style-name="ce17" table:formula="of:=[$sesh.$K$2]" office:value-type="string" office:string-value="leggality">
            <text:p>leggality</text:p>
          </table:table-cell>
          <table:table-cell table:style-name="ce17" table:formula="of:=[$sesh.$L$2]" office:value-type="string" office:string-value="excp">
            <text:p>excp</text:p>
          </table:table-cell>
          <table:table-cell table:style-name="ce17" table:formula="of:=[$sesh.$M$2]" office:value-type="string" office:string-value="leggality">
            <text:p>leggality</text:p>
          </table:table-cell>
          <table:table-cell table:style-name="ce17" table:formula="of:=[$sesh.$N$2]" office:value-type="string" office:string-value="excp">
            <text:p>excp</text:p>
          </table:table-cell>
          <table:table-cell table:style-name="ce17" table:formula="of:=#REF!" office:value-type="float" office:value="0">
            <text:p>#REF!</text:p>
          </table:table-cell>
          <table:table-cell table:style-name="ce17" table:formula="of:=#REF!" office:value-type="float" office:value="0">
            <text:p>#REF!</text:p>
          </table:table-cell>
          <table:table-cell table:number-columns-repeated="25"/>
        </table:table-row>
        <table:table-row table:style-name="ro1">
          <table:table-cell table:formula="of:=[$sesh.$A$3]" office:value-type="string" office:string-value="AudSeshAdptrIntf">
            <text:p>AudSeshAdptrIntf</text:p>
          </table:table-cell>
          <table:table-cell table:style-name="ce23" table:formula="of:=[$sesh.$B$3]" office:value-type="string" office:string-value="seshJoined">
            <text:p>seshJoined</text:p>
          </table:table-cell>
          <table:table-cell table:style-name="ce18" table:content-validation-name="val1" table:formula="of:=[$sesh.$C$3]" office:value-type="string" office:string-value="Should Not Happen">
            <text:p>Should Not Happen</text:p>
          </table:table-cell>
          <table:table-cell table:formula="of:=[$sesh.$D$3]" office:value-type="string" office:string-value="Illegal">
            <text:p>Illegal</text:p>
          </table:table-cell>
          <table:table-cell table:style-name="ce18" table:content-validation-name="val1" table:formula="of:=[$sesh.$E$3]" office:value-type="string" office:string-value="Normal">
            <text:p>Normal</text:p>
          </table:table-cell>
          <table:table-cell table:formula="of:=[$sesh.$F$3]">
            <text:p/>
          </table:table-cell>
          <table:table-cell table:style-name="ce20" table:content-validation-name="val1" table:formula="of:=[$sesh.$G$3]" office:value-type="string" office:string-value="Should Not Happen">
            <text:p>Should Not Happen</text:p>
          </table:table-cell>
          <table:table-cell table:formula="of:=[$sesh.$H$3]" office:value-type="string" office:string-value="Illegal">
            <text:p>Illegal</text:p>
          </table:table-cell>
          <table:table-cell table:style-name="ce18" table:content-validation-name="val1" table:formula="of:=[$sesh.$I$3]" office:value-type="string" office:string-value="Should Not Happen">
            <text:p>Should Not Happen</text:p>
          </table:table-cell>
          <table:table-cell table:formula="of:=[$sesh.$J$3]" office:value-type="string" office:string-value="Illegal">
            <text:p>Illegal</text:p>
          </table:table-cell>
          <table:table-cell table:style-name="ce18" table:content-validation-name="val1" table:formula="of:=[$sesh.$K$3]" office:value-type="string" office:string-value="Should Not Happen">
            <text:p>Should Not Happen</text:p>
          </table:table-cell>
          <table:table-cell table:formula="of:=[$sesh.$L$3]" office:value-type="string" office:string-value="Illegal">
            <text:p>Illegal</text:p>
          </table:table-cell>
          <table:table-cell table:style-name="ce18" table:content-validation-name="val1" table:formula="of:=[$sesh.$M$3]" office:value-type="string" office:string-value="Should Not Happen">
            <text:p>Should Not Happen</text:p>
          </table:table-cell>
          <table:table-cell table:formula="of:=[$sesh.$N$3]" office:value-type="string" office:string-value="Illegal">
            <text:p>Illegal</text:p>
          </table:table-cell>
          <table:table-cell table:style-name="ce18"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3]&amp;&quot;(){&quot;" office:value-type="string" office:string-value="void checkStatusseshJoined(){">
            <text:p>void checkStatusseshJoin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3]=&quot;Illegal&quot;; &quot;throw new CumExcpIllegalChnlState(chnlName, chnlStatus.name());&quot;;IF([.D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3]=&quot;Illegal&quot;; &quot;throw new CumExcpIllegalChnlState(chnlName, chnlStatus.name());&quot;;IF([.F3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3]=&quot;Illegal&quot;; &quot;throw new CumExcpIllegalChnlState(chnlName, chnlStatus.name());&quot;;IF([.H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3]=&quot;Illegal&quot;; &quot;throw new CumExcpIllegalChnlState(chnlName, chnlStatus.name());&quot;;IF([.J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3]=&quot;Illegal&quot;; &quot;throw new CumExcpIllegalChnlState(chnlName, chnlStatus.name());&quot;;IF([.L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3]=&quot;Illegal&quot;; &quot;throw new CumExcpIllegalChnlState(chnlName, chnlStatus.name());&quot;;IF([.N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3]=&quot;Illegal&quot;; &quot;throw new CumExcpIllegalChnlState(chnlName, chnlStatus.name());&quot;;IF([.P3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3];[.S3];[.T3];[.U3];[.V3];[.W3];[.X3];[.Y3];[.Z3];[.AA3];[.AB3];[.AC3];[.AD3];[.AE3];[.AF3];[.AG3];[.AH3];[.AI3];[.AJ3];[.AK3];[.AL3];[.AM3];[.AN3])" office:value-type="float" office:value="0">
            <text:p>#REF!</text:p>
          </table:table-cell>
        </table:table-row>
        <table:table-row table:style-name="ro1">
          <table:table-cell table:formula="of:=[$sesh.$A$4]" office:value-type="string" office:string-value="AudSeshAdptrIntf">
            <text:p>AudSeshAdptrIntf</text:p>
          </table:table-cell>
          <table:table-cell table:formula="of:=[$sesh.$B$4]" office:value-type="string" office:string-value="joinSeshFailed">
            <text:p>joinSeshFailed</text:p>
          </table:table-cell>
          <table:table-cell table:style-name="ce22" table:content-validation-name="val1" table:formula="of:=[$sesh.$C$4]" office:value-type="string" office:string-value="Should Not Happen">
            <text:p>Should Not Happen</text:p>
          </table:table-cell>
          <table:table-cell table:formula="of:=[$sesh.$D$4]" office:value-type="string" office:string-value="Illegal">
            <text:p>Illegal</text:p>
          </table:table-cell>
          <table:table-cell table:style-name="ce22" table:content-validation-name="val1" table:formula="of:=[$sesh.$E$4]" office:value-type="string" office:string-value="Normal">
            <text:p>Normal</text:p>
          </table:table-cell>
          <table:table-cell table:style-name="ce19" table:formula="of:=[$sesh.$F$4]">
            <text:p/>
          </table:table-cell>
          <table:table-cell table:style-name="ce22" table:content-validation-name="val1" table:formula="of:=[$sesh.$G$4]" office:value-type="string" office:string-value="Should Not Happen">
            <text:p>Should Not Happen</text:p>
          </table:table-cell>
          <table:table-cell table:formula="of:=[$sesh.$H$4]" office:value-type="string" office:string-value="Illegal">
            <text:p>Illegal</text:p>
          </table:table-cell>
          <table:table-cell table:style-name="ce22" table:content-validation-name="val1" table:formula="of:=[$sesh.$I$4]" office:value-type="string" office:string-value="Should Not Happen">
            <text:p>Should Not Happen</text:p>
          </table:table-cell>
          <table:table-cell table:formula="of:=[$sesh.$J$4]" office:value-type="string" office:string-value="Illegal">
            <text:p>Illegal</text:p>
          </table:table-cell>
          <table:table-cell table:style-name="ce22" table:content-validation-name="val1" table:formula="of:=[$sesh.$K$4]" office:value-type="string" office:string-value="Should Not Happen">
            <text:p>Should Not Happen</text:p>
          </table:table-cell>
          <table:table-cell table:formula="of:=[$sesh.$L$4]" office:value-type="string" office:string-value="Illegal">
            <text:p>Illegal</text:p>
          </table:table-cell>
          <table:table-cell table:content-validation-name="val1" table:formula="of:=[$sesh.$M$4]" office:value-type="string" office:string-value="Should Not Happen">
            <text:p>Should Not Happen</text:p>
          </table:table-cell>
          <table:table-cell table:formula="of:=[$sesh.$N$4]" office:value-type="string" office:string-value="Illegal">
            <text:p>Illegal</text:p>
          </table:table-cell>
          <table:table-cell table:style-name="ce22"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4]&amp;&quot;(){&quot;" office:value-type="string" office:string-value="void checkStatusjoinSeshFailed(){">
            <text:p>void checkStatusjoinSeshFail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4]=&quot;Illegal&quot;; &quot;throw new CumExcpIllegalChnlState(chnlName, chnlStatus.name());&quot;;IF([.D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4]=&quot;Illegal&quot;; &quot;throw new CumExcpIllegalChnlState(chnlName, chnlStatus.name());&quot;;IF([.F4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4]=&quot;Illegal&quot;; &quot;throw new CumExcpIllegalChnlState(chnlName, chnlStatus.name());&quot;;IF([.H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4]=&quot;Illegal&quot;; &quot;throw new CumExcpIllegalChnlState(chnlName, chnlStatus.name());&quot;;IF([.J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4]=&quot;Illegal&quot;; &quot;throw new CumExcpIllegalChnlState(chnlName, chnlStatus.name());&quot;;IF([.L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4]=&quot;Illegal&quot;; &quot;throw new CumExcpIllegalChnlState(chnlName, chnlStatus.name());&quot;;IF([.N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4]=&quot;Illegal&quot;; &quot;throw new CumExcpIllegalChnlState(chnlName, chnlStatus.name());&quot;;IF([.P4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4];[.S4];[.T4];[.U4];[.V4];[.W4];[.X4];[.Y4];[.Z4];[.AA4];[.AB4];[.AC4];[.AD4];[.AE4];[.AF4];[.AG4];[.AH4];[.AI4];[.AJ4];[.AK4];[.AL4];[.AM4];[.AN4])" office:value-type="float" office:value="0">
            <text:p>#REF!</text:p>
          </table:table-cell>
        </table:table-row>
        <table:table-row table:style-name="ro1">
          <table:table-cell table:formula="of:=[$sesh.$A$5]" office:value-type="string" office:string-value="AudSeshAdptrIntf">
            <text:p>AudSeshAdptrIntf</text:p>
          </table:table-cell>
          <table:table-cell table:formula="of:=[$sesh.$B$5]" office:value-type="string" office:string-value="seshLft">
            <text:p>seshLft</text:p>
          </table:table-cell>
          <table:table-cell table:style-name="ce22" table:content-validation-name="val1" table:formula="of:=[$sesh.$C$5]" office:value-type="string" office:string-value="Should Not Happen">
            <text:p>Should Not Happen</text:p>
          </table:table-cell>
          <table:table-cell table:formula="of:=[$sesh.$D$5]" office:value-type="string" office:string-value="Illegal">
            <text:p>Illegal</text:p>
          </table:table-cell>
          <table:table-cell table:style-name="ce22" table:content-validation-name="val1" table:formula="of:=[$sesh.$E$5]" office:value-type="string" office:string-value="Should Not Happen">
            <text:p>Should Not Happen</text:p>
          </table:table-cell>
          <table:table-cell table:formula="of:=[$sesh.$F$5]" office:value-type="string" office:string-value="Illegal">
            <text:p>Illegal</text:p>
          </table:table-cell>
          <table:table-cell table:style-name="ce22" table:content-validation-name="val1" table:formula="of:=[$sesh.$G$5]" office:value-type="string" office:string-value="Should Not Happen">
            <text:p>Should Not Happen</text:p>
          </table:table-cell>
          <table:table-cell table:formula="of:=[$sesh.$H$5]" office:value-type="string" office:string-value="Illegal">
            <text:p>Illegal</text:p>
          </table:table-cell>
          <table:table-cell table:style-name="ce22" table:content-validation-name="val1" table:formula="of:=[$sesh.$I$5]" office:value-type="string" office:string-value="Normal">
            <text:p>Normal</text:p>
          </table:table-cell>
          <table:table-cell table:formula="of:=[$sesh.$J$5]">
            <text:p/>
          </table:table-cell>
          <table:table-cell table:content-validation-name="val1" table:formula="of:=[$sesh.$K$5]" office:value-type="string" office:string-value="Should Not Happen">
            <text:p>Should Not Happen</text:p>
          </table:table-cell>
          <table:table-cell table:formula="of:=[$sesh.$L$5]" office:value-type="string" office:string-value="Illegal">
            <text:p>Illegal</text:p>
          </table:table-cell>
          <table:table-cell table:content-validation-name="val1" table:formula="of:=[$sesh.$M$5]" office:value-type="string" office:string-value="Should Not Happen">
            <text:p>Should Not Happen</text:p>
          </table:table-cell>
          <table:table-cell table:formula="of:=[$sesh.$N$5]" office:value-type="string" office:string-value="Illegal">
            <text:p>Illegal</text:p>
          </table:table-cell>
          <table:table-cell table:style-name="ce22"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5]&amp;&quot;(){&quot;" office:value-type="string" office:string-value="void checkStatusseshLft(){">
            <text:p>void checkStatusseshLft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5]=&quot;Illegal&quot;; &quot;throw new CumExcpIllegalChnlState(chnlName, chnlStatus.name());&quot;;IF([.D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5]=&quot;Illegal&quot;; &quot;throw new CumExcpIllegalChnlState(chnlName, chnlStatus.name());&quot;;IF([.F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5]=&quot;Illegal&quot;; &quot;throw new CumExcpIllegalChnlState(chnlName, chnlStatus.name());&quot;;IF([.H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5]=&quot;Illegal&quot;; &quot;throw new CumExcpIllegalChnlState(chnlName, chnlStatus.name());&quot;;IF([.J5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5]=&quot;Illegal&quot;; &quot;throw new CumExcpIllegalChnlState(chnlName, chnlStatus.name());&quot;;IF([.L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5]=&quot;Illegal&quot;; &quot;throw new CumExcpIllegalChnlState(chnlName, chnlStatus.name());&quot;;IF([.N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5]=&quot;Illegal&quot;; &quot;throw new CumExcpIllegalChnlState(chnlName, chnlStatus.name());&quot;;IF([.P5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5];[.S5];[.T5];[.U5];[.V5];[.W5];[.X5];[.Y5];[.Z5];[.AA5];[.AB5];[.AC5];[.AD5];[.AE5];[.AF5];[.AG5];[.AH5];[.AI5];[.AJ5];[.AK5];[.AL5];[.AM5];[.AN5])" office:value-type="float" office:value="0">
            <text:p>#REF!</text:p>
          </table:table-cell>
        </table:table-row>
        <table:table-row table:style-name="ro1">
          <table:table-cell table:formula="of:=[$sesh.$A$6]" office:value-type="string" office:string-value="AudSeshAdptrIntf">
            <text:p>AudSeshAdptrIntf</text:p>
          </table:table-cell>
          <table:table-cell table:formula="of:=[$sesh.$B$6]" office:value-type="string" office:string-value="seshLvFailed">
            <text:p>seshLvFailed</text:p>
          </table:table-cell>
          <table:table-cell table:style-name="ce22" table:content-validation-name="val1" table:formula="of:=[$sesh.$C$6]" office:value-type="string" office:string-value="Should Not Happen">
            <text:p>Should Not Happen</text:p>
          </table:table-cell>
          <table:table-cell table:formula="of:=[$sesh.$D$6]" office:value-type="string" office:string-value="Illegal">
            <text:p>Illegal</text:p>
          </table:table-cell>
          <table:table-cell table:style-name="ce19" table:content-validation-name="val1" table:formula="of:=[$sesh.$E$6]" office:value-type="string" office:string-value="Should Not Happen">
            <text:p>Should Not Happen</text:p>
          </table:table-cell>
          <table:table-cell table:formula="of:=[$sesh.$F$6]" office:value-type="string" office:string-value="Illegal">
            <text:p>Illegal</text:p>
          </table:table-cell>
          <table:table-cell table:content-validation-name="val1" table:formula="of:=[$sesh.$G$6]" office:value-type="string" office:string-value="Should Not Happen">
            <text:p>Should Not Happen</text:p>
          </table:table-cell>
          <table:table-cell table:formula="of:=[$sesh.$H$6]" office:value-type="string" office:string-value="Illegal">
            <text:p>Illegal</text:p>
          </table:table-cell>
          <table:table-cell table:content-validation-name="val1" table:formula="of:=[$sesh.$I$6]" office:value-type="string" office:string-value="Normal">
            <text:p>Normal</text:p>
          </table:table-cell>
          <table:table-cell table:formula="of:=[$sesh.$J$6]">
            <text:p/>
          </table:table-cell>
          <table:table-cell table:content-validation-name="val1" table:formula="of:=[$sesh.$K$6]" office:value-type="string" office:string-value="Should Not Happen">
            <text:p>Should Not Happen</text:p>
          </table:table-cell>
          <table:table-cell table:formula="of:=[$sesh.$L$6]" office:value-type="string" office:string-value="Illegal">
            <text:p>Illegal</text:p>
          </table:table-cell>
          <table:table-cell table:content-validation-name="val1" table:formula="of:=[$sesh.$M$6]" office:value-type="string" office:string-value="Should Not Happen">
            <text:p>Should Not Happen</text:p>
          </table:table-cell>
          <table:table-cell table:formula="of:=[$sesh.$N$6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6]&amp;&quot;(){&quot;" office:value-type="string" office:string-value="void checkStatusseshLvFailed(){">
            <text:p>void checkStatusseshLvFail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6]=&quot;Illegal&quot;; &quot;throw new CumExcpIllegalChnlState(chnlName, chnlStatus.name());&quot;;IF([.D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6]=&quot;Illegal&quot;; &quot;throw new CumExcpIllegalChnlState(chnlName, chnlStatus.name());&quot;;IF([.F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6]=&quot;Illegal&quot;; &quot;throw new CumExcpIllegalChnlState(chnlName, chnlStatus.name());&quot;;IF([.H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6]=&quot;Illegal&quot;; &quot;throw new CumExcpIllegalChnlState(chnlName, chnlStatus.name());&quot;;IF([.J6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6]=&quot;Illegal&quot;; &quot;throw new CumExcpIllegalChnlState(chnlName, chnlStatus.name());&quot;;IF([.L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6]=&quot;Illegal&quot;; &quot;throw new CumExcpIllegalChnlState(chnlName, chnlStatus.name());&quot;;IF([.N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6]=&quot;Illegal&quot;; &quot;throw new CumExcpIllegalChnlState(chnlName, chnlStatus.name());&quot;;IF([.P6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6];[.S6];[.T6];[.U6];[.V6];[.W6];[.X6];[.Y6];[.Z6];[.AA6];[.AB6];[.AC6];[.AD6];[.AE6];[.AF6];[.AG6];[.AH6];[.AI6];[.AJ6];[.AK6];[.AL6];[.AM6];[.AN6])" office:value-type="float" office:value="0">
            <text:p>#REF!</text:p>
          </table:table-cell>
        </table:table-row>
        <table:table-row table:style-name="ro1">
          <table:table-cell table:formula="of:=[$sesh.$A$7]" office:value-type="string" office:string-value="AudSeshAdptrIntf">
            <text:p>AudSeshAdptrIntf</text:p>
          </table:table-cell>
          <table:table-cell table:formula="of:=[$sesh.$B$7]" office:value-type="string" office:string-value="seshClsed">
            <text:p>seshClsed</text:p>
          </table:table-cell>
          <table:table-cell table:content-validation-name="val1" table:formula="of:=[$sesh.$C$7]" office:value-type="string" office:string-value="Should Not Happen">
            <text:p>Should Not Happen</text:p>
          </table:table-cell>
          <table:table-cell table:formula="of:=[$sesh.$D$7]" office:value-type="string" office:string-value="Illegal">
            <text:p>Illegal</text:p>
          </table:table-cell>
          <table:table-cell table:content-validation-name="val1" table:formula="of:=[$sesh.$E$7]" office:value-type="string" office:string-value="Normal">
            <text:p>Normal</text:p>
          </table:table-cell>
          <table:table-cell table:formula="of:=[$sesh.$F$7]">
            <text:p/>
          </table:table-cell>
          <table:table-cell table:content-validation-name="val1" table:formula="of:=[$sesh.$G$7]" office:value-type="string" office:string-value="Normal">
            <text:p>Normal</text:p>
          </table:table-cell>
          <table:table-cell table:formula="of:=[$sesh.$H$7]">
            <text:p/>
          </table:table-cell>
          <table:table-cell table:content-validation-name="val1" table:formula="of:=[$sesh.$I$7]" office:value-type="string" office:string-value="Normal">
            <text:p>Normal</text:p>
          </table:table-cell>
          <table:table-cell table:formula="of:=[$sesh.$J$7]">
            <text:p/>
          </table:table-cell>
          <table:table-cell table:content-validation-name="val1" table:formula="of:=[$sesh.$K$7]" office:value-type="string" office:string-value="Should Not Happen">
            <text:p>Should Not Happen</text:p>
          </table:table-cell>
          <table:table-cell table:formula="of:=[$sesh.$L$7]" office:value-type="string" office:string-value="Illegal">
            <text:p>Illegal</text:p>
          </table:table-cell>
          <table:table-cell table:content-validation-name="val1" table:formula="of:=[$sesh.$M$7]" office:value-type="string" office:string-value="Should Not Happen">
            <text:p>Should Not Happen</text:p>
          </table:table-cell>
          <table:table-cell table:formula="of:=[$sesh.$N$7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7]&amp;&quot;(){&quot;" office:value-type="string" office:string-value="void checkStatusseshClsed(){">
            <text:p>void checkStatusseshCls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7]=&quot;Illegal&quot;; &quot;throw new CumExcpIllegalChnlState(chnlName, chnlStatus.name());&quot;;IF([.D7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7]=&quot;Illegal&quot;; &quot;throw new CumExcpIllegalChnlState(chnlName, chnlStatus.name());&quot;;IF([.F7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7]=&quot;Illegal&quot;; &quot;throw new CumExcpIllegalChnlState(chnlName, chnlStatus.name());&quot;;IF([.H7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7]=&quot;Illegal&quot;; &quot;throw new CumExcpIllegalChnlState(chnlName, chnlStatus.name());&quot;;IF([.J7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7]=&quot;Illegal&quot;; &quot;throw new CumExcpIllegalChnlState(chnlName, chnlStatus.name());&quot;;IF([.L7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7]=&quot;Illegal&quot;; &quot;throw new CumExcpIllegalChnlState(chnlName, chnlStatus.name());&quot;;IF([.N7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7]=&quot;Illegal&quot;; &quot;throw new CumExcpIllegalChnlState(chnlName, chnlStatus.name());&quot;;IF([.P7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7];[.S7];[.T7];[.U7];[.V7];[.W7];[.X7];[.Y7];[.Z7];[.AA7];[.AB7];[.AC7];[.AD7];[.AE7];[.AF7];[.AG7];[.AH7];[.AI7];[.AJ7];[.AK7];[.AL7];[.AM7];[.AN7])" office:value-type="float" office:value="0">
            <text:p>#REF!</text:p>
          </table:table-cell>
        </table:table-row>
        <table:table-row table:style-name="ro1">
          <table:table-cell table:formula="of:=[$sesh.$A$8]" office:value-type="string" office:string-value="AudSeshAdptrIntf">
            <text:p>AudSeshAdptrIntf</text:p>
          </table:table-cell>
          <table:table-cell table:style-name="ce28" table:formula="of:=[$sesh.$B$8]" office:value-type="string" office:string-value="seshDscned">
            <text:p>seshDscned</text:p>
          </table:table-cell>
          <table:table-cell table:content-validation-name="val1" table:formula="of:=[$sesh.$C$8]" office:value-type="string" office:string-value="Should Not Happen">
            <text:p>Should Not Happen</text:p>
          </table:table-cell>
          <table:table-cell table:formula="of:=[$sesh.$D$8]" office:value-type="string" office:string-value="Illegal">
            <text:p>Illegal</text:p>
          </table:table-cell>
          <table:table-cell table:content-validation-name="val1" table:formula="of:=[$sesh.$E$8]" office:value-type="string" office:string-value="Normal">
            <text:p>Normal</text:p>
          </table:table-cell>
          <table:table-cell table:formula="of:=[$sesh.$F$8]">
            <text:p/>
          </table:table-cell>
          <table:table-cell table:content-validation-name="val1" table:formula="of:=[$sesh.$G$8]" office:value-type="string" office:string-value="Normal">
            <text:p>Normal</text:p>
          </table:table-cell>
          <table:table-cell table:formula="of:=[$sesh.$H$8]">
            <text:p/>
          </table:table-cell>
          <table:table-cell table:content-validation-name="val1" table:formula="of:=[$sesh.$I$8]" office:value-type="string" office:string-value="Normal">
            <text:p>Normal</text:p>
          </table:table-cell>
          <table:table-cell table:formula="of:=[$sesh.$J$8]">
            <text:p/>
          </table:table-cell>
          <table:table-cell table:content-validation-name="val1" table:formula="of:=[$sesh.$K$8]" office:value-type="string" office:string-value="Should Not Happen">
            <text:p>Should Not Happen</text:p>
          </table:table-cell>
          <table:table-cell table:formula="of:=[$sesh.$L$8]" office:value-type="string" office:string-value="Illegal">
            <text:p>Illegal</text:p>
          </table:table-cell>
          <table:table-cell table:content-validation-name="val1" table:formula="of:=[$sesh.$M$8]" office:value-type="string" office:string-value="Should Not Happen">
            <text:p>Should Not Happen</text:p>
          </table:table-cell>
          <table:table-cell table:formula="of:=[$sesh.$N$8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8]&amp;&quot;(){&quot;" office:value-type="string" office:string-value="void checkStatusseshDscned(){">
            <text:p>void checkStatusseshDscn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8]=&quot;Illegal&quot;; &quot;throw new CumExcpIllegalChnlState(chnlName, chnlStatus.name());&quot;;IF([.D8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8]=&quot;Illegal&quot;; &quot;throw new CumExcpIllegalChnlState(chnlName, chnlStatus.name());&quot;;IF([.F8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8]=&quot;Illegal&quot;; &quot;throw new CumExcpIllegalChnlState(chnlName, chnlStatus.name());&quot;;IF([.H8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8]=&quot;Illegal&quot;; &quot;throw new CumExcpIllegalChnlState(chnlName, chnlStatus.name());&quot;;IF([.J8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8]=&quot;Illegal&quot;; &quot;throw new CumExcpIllegalChnlState(chnlName, chnlStatus.name());&quot;;IF([.L8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8]=&quot;Illegal&quot;; &quot;throw new CumExcpIllegalChnlState(chnlName, chnlStatus.name());&quot;;IF([.N8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8]=&quot;Illegal&quot;; &quot;throw new CumExcpIllegalChnlState(chnlName, chnlStatus.name());&quot;;IF([.P8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8];[.S8];[.T8];[.U8];[.V8];[.W8];[.X8];[.Y8];[.Z8];[.AA8];[.AB8];[.AC8];[.AD8];[.AE8];[.AF8];[.AG8];[.AH8];[.AI8];[.AJ8];[.AK8];[.AL8];[.AM8];[.AN8])" office:value-type="float" office:value="0">
            <text:p>#REF!</text:p>
          </table:table-cell>
        </table:table-row>
        <table:table-row table:style-name="ro1">
          <table:table-cell table:formula="of:=[$sesh.$A$9]" office:value-type="string" office:string-value="AudSeshAdptrIntf">
            <text:p>AudSeshAdptrIntf</text:p>
          </table:table-cell>
          <table:table-cell table:formula="of:=[$sesh.$B$9]" office:value-type="string" office:string-value="chnlReged">
            <text:p>chnlReged</text:p>
          </table:table-cell>
          <table:table-cell table:style-name="ce22" table:content-validation-name="val1" table:formula="of:=[$sesh.$C$9]" office:value-type="string" office:string-value="Should Not Happen">
            <text:p>Should Not Happen</text:p>
          </table:table-cell>
          <table:table-cell table:formula="of:=[$sesh.$D$9]" office:value-type="string" office:string-value="Illegal">
            <text:p>Illegal</text:p>
          </table:table-cell>
          <table:table-cell table:style-name="ce19" table:content-validation-name="val1" table:formula="of:=[$sesh.$E$9]" office:value-type="string" office:string-value="Should Not Happen">
            <text:p>Should Not Happen</text:p>
          </table:table-cell>
          <table:table-cell table:formula="of:=[$sesh.$F$9]" office:value-type="string" office:string-value="Illegal">
            <text:p>Illegal</text:p>
          </table:table-cell>
          <table:table-cell table:content-validation-name="val1" table:formula="of:=[$sesh.$G$9]" office:value-type="string" office:string-value="Normal">
            <text:p>Normal</text:p>
          </table:table-cell>
          <table:table-cell table:formula="of:=[$sesh.$H$9]">
            <text:p/>
          </table:table-cell>
          <table:table-cell table:content-validation-name="val1" table:formula="of:=[$sesh.$I$9]" office:value-type="string" office:string-value="Could Happen">
            <text:p>Could Happen</text:p>
          </table:table-cell>
          <table:table-cell table:formula="of:=[$sesh.$J$9]" office:value-type="string" office:string-value="Ignore">
            <text:p>Ignore</text:p>
          </table:table-cell>
          <table:table-cell table:content-validation-name="val1" table:formula="of:=[$sesh.$K$9]" office:value-type="string" office:string-value="Should Not Happen">
            <text:p>Should Not Happen</text:p>
          </table:table-cell>
          <table:table-cell table:formula="of:=[$sesh.$L$9]" office:value-type="string" office:string-value="Illegal">
            <text:p>Illegal</text:p>
          </table:table-cell>
          <table:table-cell table:content-validation-name="val1" table:formula="of:=[$sesh.$M$9]" office:value-type="string" office:string-value="Should Not Happen">
            <text:p>Should Not Happen</text:p>
          </table:table-cell>
          <table:table-cell table:formula="of:=[$sesh.$N$9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9]&amp;&quot;(){&quot;" office:value-type="string" office:string-value="void checkStatuschnlReged(){">
            <text:p>void checkStatuschnlReg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9]=&quot;Illegal&quot;; &quot;throw new CumExcpIllegalChnlState(chnlName, chnlStatus.name());&quot;;IF([.D9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9]=&quot;Illegal&quot;; &quot;throw new CumExcpIllegalChnlState(chnlName, chnlStatus.name());&quot;;IF([.F9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9]=&quot;Illegal&quot;; &quot;throw new CumExcpIllegalChnlState(chnlName, chnlStatus.name());&quot;;IF([.H9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9]=&quot;Illegal&quot;; &quot;throw new CumExcpIllegalChnlState(chnlName, chnlStatus.name());&quot;;IF([.J9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9]=&quot;Illegal&quot;; &quot;throw new CumExcpIllegalChnlState(chnlName, chnlStatus.name());&quot;;IF([.L9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9]=&quot;Illegal&quot;; &quot;throw new CumExcpIllegalChnlState(chnlName, chnlStatus.name());&quot;;IF([.N9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9]=&quot;Illegal&quot;; &quot;throw new CumExcpIllegalChnlState(chnlName, chnlStatus.name());&quot;;IF([.P9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9];[.S9];[.T9];[.U9];[.V9];[.W9];[.X9];[.Y9];[.Z9];[.AA9];[.AB9];[.AC9];[.AD9];[.AE9];[.AF9];[.AG9];[.AH9];[.AI9];[.AJ9];[.AK9];[.AL9];[.AM9];[.AN9])" office:value-type="float" office:value="0">
            <text:p>#REF!</text:p>
          </table:table-cell>
        </table:table-row>
        <table:table-row table:style-name="ro1">
          <table:table-cell table:formula="of:=[$sesh.$A$22]" office:value-type="string" office:string-value="AudSeshChnlIntf">
            <text:p>AudSeshChnlIntf</text:p>
          </table:table-cell>
          <table:table-cell table:formula="of:=[$sesh.$B$10]" office:value-type="string" office:string-value="chnlJoined">
            <text:p>chnlJoined</text:p>
          </table:table-cell>
          <table:table-cell table:content-validation-name="val1" table:formula="of:=[$sesh.$C$10]" office:value-type="string" office:string-value="Should Not Happen">
            <text:p>Should Not Happen</text:p>
          </table:table-cell>
          <table:table-cell table:formula="of:=[$sesh.$D$10]" office:value-type="string" office:string-value="Illegal">
            <text:p>Illegal</text:p>
          </table:table-cell>
          <table:table-cell table:content-validation-name="val1" table:formula="of:=[$sesh.$E$10]" office:value-type="string" office:string-value="Should Not Happen">
            <text:p>Should Not Happen</text:p>
          </table:table-cell>
          <table:table-cell table:formula="of:=[$sesh.$F$10]" office:value-type="string" office:string-value="Illegal">
            <text:p>Illegal</text:p>
          </table:table-cell>
          <table:table-cell table:content-validation-name="val1" table:formula="of:=[$sesh.$G$10]" office:value-type="string" office:string-value="Normal">
            <text:p>Normal</text:p>
          </table:table-cell>
          <table:table-cell table:formula="of:=[$sesh.$H$10]">
            <text:p/>
          </table:table-cell>
          <table:table-cell table:content-validation-name="val1" table:formula="of:=[$sesh.$I$10]" office:value-type="string" office:string-value="Could Happen">
            <text:p>Could Happen</text:p>
          </table:table-cell>
          <table:table-cell table:formula="of:=[$sesh.$J$10]" office:value-type="string" office:string-value="Ignore">
            <text:p>Ignore</text:p>
          </table:table-cell>
          <table:table-cell table:content-validation-name="val1" table:formula="of:=[$sesh.$K$10]" office:value-type="string" office:string-value="Should Not Happen">
            <text:p>Should Not Happen</text:p>
          </table:table-cell>
          <table:table-cell table:formula="of:=[$sesh.$L$10]" office:value-type="string" office:string-value="Illegal">
            <text:p>Illegal</text:p>
          </table:table-cell>
          <table:table-cell table:content-validation-name="val1" table:formula="of:=[$sesh.$M$10]" office:value-type="string" office:string-value="Should Not Happen">
            <text:p>Should Not Happen</text:p>
          </table:table-cell>
          <table:table-cell table:formula="of:=[$sesh.$N$10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10]&amp;&quot;(){&quot;" office:value-type="string" office:string-value="void checkStatuschnlJoined(){">
            <text:p>void checkStatuschnlJoin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0]=&quot;Illegal&quot;; &quot;throw new CumExcpIllegalChnlState(chnlName, chnlStatus.name());&quot;;IF([.D10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0]=&quot;Illegal&quot;; &quot;throw new CumExcpIllegalChnlState(chnlName, chnlStatus.name());&quot;;IF([.F10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0]=&quot;Illegal&quot;; &quot;throw new CumExcpIllegalChnlState(chnlName, chnlStatus.name());&quot;;IF([.H10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0]=&quot;Illegal&quot;; &quot;throw new CumExcpIllegalChnlState(chnlName, chnlStatus.name());&quot;;IF([.J10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0]=&quot;Illegal&quot;; &quot;throw new CumExcpIllegalChnlState(chnlName, chnlStatus.name());&quot;;IF([.L10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0]=&quot;Illegal&quot;; &quot;throw new CumExcpIllegalChnlState(chnlName, chnlStatus.name());&quot;;IF([.N10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10]=&quot;Illegal&quot;; &quot;throw new CumExcpIllegalChnlState(chnlName, chnlStatus.name());&quot;;IF([.P10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10];[.S10];[.T10];[.U10];[.V10];[.W10];[.X10];[.Y10];[.Z10];[.AA10];[.AB10];[.AC10];[.AD10];[.AE10];[.AF10];[.AG10];[.AH10];[.AI10];[.AJ10];[.AK10];[.AL10];[.AM10];[.AN10])" office:value-type="float" office:value="0">
            <text:p>#REF!</text:p>
          </table:table-cell>
        </table:table-row>
        <table:table-row table:style-name="ro1">
          <table:table-cell table:formula="of:=[$sesh.$A$20]" office:value-type="string" office:string-value="AudSeshChnlIntf">
            <text:p>AudSeshChnlIntf</text:p>
          </table:table-cell>
          <table:table-cell table:formula="of:=[$sesh.$B$11]" office:value-type="string" office:string-value="chnlJoinFailed">
            <text:p>chnlJoinFailed</text:p>
          </table:table-cell>
          <table:table-cell table:content-validation-name="val1" table:formula="of:=[$sesh.$C$11]" office:value-type="string" office:string-value="Should Not Happen">
            <text:p>Should Not Happen</text:p>
          </table:table-cell>
          <table:table-cell table:formula="of:=[$sesh.$D$11]" office:value-type="string" office:string-value="Illegal">
            <text:p>Illegal</text:p>
          </table:table-cell>
          <table:table-cell table:content-validation-name="val1" table:formula="of:=[$sesh.$E$11]" office:value-type="string" office:string-value="Should Not Happen">
            <text:p>Should Not Happen</text:p>
          </table:table-cell>
          <table:table-cell table:formula="of:=[$sesh.$F$11]" office:value-type="string" office:string-value="Illegal">
            <text:p>Illegal</text:p>
          </table:table-cell>
          <table:table-cell table:content-validation-name="val1" table:formula="of:=[$sesh.$G$11]" office:value-type="string" office:string-value="Normal">
            <text:p>Normal</text:p>
          </table:table-cell>
          <table:table-cell table:formula="of:=[$sesh.$H$11]">
            <text:p/>
          </table:table-cell>
          <table:table-cell table:content-validation-name="val1" table:formula="of:=[$sesh.$I$11]" office:value-type="string" office:string-value="Could Happen">
            <text:p>Could Happen</text:p>
          </table:table-cell>
          <table:table-cell table:formula="of:=[$sesh.$J$11]" office:value-type="string" office:string-value="Ignore">
            <text:p>Ignore</text:p>
          </table:table-cell>
          <table:table-cell table:content-validation-name="val1" table:formula="of:=[$sesh.$K$11]" office:value-type="string" office:string-value="Should Not Happen">
            <text:p>Should Not Happen</text:p>
          </table:table-cell>
          <table:table-cell table:formula="of:=[$sesh.$L$11]" office:value-type="string" office:string-value="Illegal">
            <text:p>Illegal</text:p>
          </table:table-cell>
          <table:table-cell table:content-validation-name="val1" table:formula="of:=[$sesh.$M$11]" office:value-type="string" office:string-value="Should Not Happen">
            <text:p>Should Not Happen</text:p>
          </table:table-cell>
          <table:table-cell table:formula="of:=[$sesh.$N$11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11]&amp;&quot;(){&quot;" office:value-type="string" office:string-value="void checkStatuschnlJoinFailed(){">
            <text:p>void checkStatuschnlJoinFail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1]=&quot;Illegal&quot;; &quot;throw new CumExcpIllegalChnlState(chnlName, chnlStatus.name());&quot;;IF([.D11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1]=&quot;Illegal&quot;; &quot;throw new CumExcpIllegalChnlState(chnlName, chnlStatus.name());&quot;;IF([.F11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1]=&quot;Illegal&quot;; &quot;throw new CumExcpIllegalChnlState(chnlName, chnlStatus.name());&quot;;IF([.H11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1]=&quot;Illegal&quot;; &quot;throw new CumExcpIllegalChnlState(chnlName, chnlStatus.name());&quot;;IF([.J11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1]=&quot;Illegal&quot;; &quot;throw new CumExcpIllegalChnlState(chnlName, chnlStatus.name());&quot;;IF([.L11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1]=&quot;Illegal&quot;; &quot;throw new CumExcpIllegalChnlState(chnlName, chnlStatus.name());&quot;;IF([.N11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11]=&quot;Illegal&quot;; &quot;throw new CumExcpIllegalChnlState(chnlName, chnlStatus.name());&quot;;IF([.P11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11];[.S11];[.T11];[.U11];[.V11];[.W11];[.X11];[.Y11];[.Z11];[.AA11];[.AB11];[.AC11];[.AD11];[.AE11];[.AF11];[.AG11];[.AH11];[.AI11];[.AJ11];[.AK11];[.AL11];[.AM11];[.AN11])" office:value-type="float" office:value="0">
            <text:p>#REF!</text:p>
          </table:table-cell>
        </table:table-row>
        <table:table-row table:style-name="ro1">
          <table:table-cell table:formula="of:=[$sesh.$A$12]" office:value-type="string" office:string-value="AudSeshAdptrIntf">
            <text:p>AudSeshAdptrIntf</text:p>
          </table:table-cell>
          <table:table-cell table:formula="of:=[$sesh.$B$20]" office:value-type="string" office:string-value="joinChnl">
            <text:p>joinChnl</text:p>
          </table:table-cell>
          <table:table-cell table:content-validation-name="val1" table:formula="of:=[$sesh.$C$12]" office:value-type="string" office:string-value="Should Not Happen">
            <text:p>Should Not Happen</text:p>
          </table:table-cell>
          <table:table-cell table:formula="of:=[$sesh.$D$12]" office:value-type="string" office:string-value="Illegal">
            <text:p>Illegal</text:p>
          </table:table-cell>
          <table:table-cell table:style-name="ce19" table:content-validation-name="val1" table:formula="of:=[$sesh.$E$12]" office:value-type="string" office:string-value="Should Not Happen">
            <text:p>Should Not Happen</text:p>
          </table:table-cell>
          <table:table-cell table:formula="of:=[$sesh.$F$12]" office:value-type="string" office:string-value="Illegal">
            <text:p>Illegal</text:p>
          </table:table-cell>
          <table:table-cell table:content-validation-name="val1" table:formula="of:=[$sesh.$G$12]" office:value-type="string" office:string-value="Normal">
            <text:p>Normal</text:p>
          </table:table-cell>
          <table:table-cell table:formula="of:=[$sesh.$H$12]">
            <text:p/>
          </table:table-cell>
          <table:table-cell table:style-name="ce22" table:content-validation-name="val1" table:formula="of:=[$sesh.$I$12]" office:value-type="string" office:string-value="Could Happen">
            <text:p>Could Happen</text:p>
          </table:table-cell>
          <table:table-cell table:formula="of:=[$sesh.$J$12]" office:value-type="string" office:string-value="Ignore">
            <text:p>Ignore</text:p>
          </table:table-cell>
          <table:table-cell table:content-validation-name="val1" table:formula="of:=[$sesh.$K$12]" office:value-type="string" office:string-value="Should Not Happen">
            <text:p>Should Not Happen</text:p>
          </table:table-cell>
          <table:table-cell table:formula="of:=[$sesh.$L$12]" office:value-type="string" office:string-value="Illegal">
            <text:p>Illegal</text:p>
          </table:table-cell>
          <table:table-cell table:content-validation-name="val1" table:formula="of:=[$sesh.$M$12]" office:value-type="string" office:string-value="Should Not Happen">
            <text:p>Should Not Happen</text:p>
          </table:table-cell>
          <table:table-cell table:formula="of:=[$sesh.$N$12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12]&amp;&quot;(){&quot;" office:value-type="string" office:string-value="void checkStatusjoinChnl(){">
            <text:p>void checkStatusjoinChnl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2]=&quot;Illegal&quot;; &quot;throw new CumExcpIllegalChnlState(chnlName, chnlStatus.name());&quot;;IF([.D12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2]=&quot;Illegal&quot;; &quot;throw new CumExcpIllegalChnlState(chnlName, chnlStatus.name());&quot;;IF([.F12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2]=&quot;Illegal&quot;; &quot;throw new CumExcpIllegalChnlState(chnlName, chnlStatus.name());&quot;;IF([.H12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2]=&quot;Illegal&quot;; &quot;throw new CumExcpIllegalChnlState(chnlName, chnlStatus.name());&quot;;IF([.J12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2]=&quot;Illegal&quot;; &quot;throw new CumExcpIllegalChnlState(chnlName, chnlStatus.name());&quot;;IF([.L12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2]=&quot;Illegal&quot;; &quot;throw new CumExcpIllegalChnlState(chnlName, chnlStatus.name());&quot;;IF([.N12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12]=&quot;Illegal&quot;; &quot;throw new CumExcpIllegalChnlState(chnlName, chnlStatus.name());&quot;;IF([.P12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12];[.S12];[.T12];[.U12];[.V12];[.W12];[.X12];[.Y12];[.Z12];[.AA12];[.AB12];[.AC12];[.AD12];[.AE12];[.AF12];[.AG12];[.AH12];[.AI12];[.AJ12];[.AK12];[.AL12];[.AM12];[.AN12])" office:value-type="float" office:value="0">
            <text:p>#REF!</text:p>
          </table:table-cell>
        </table:table-row>
        <table:table-row table:style-name="ro1">
          <table:table-cell table:formula="of:=[$sesh.$A$13]" office:value-type="string" office:string-value="AudSeshAdptrIntf">
            <text:p>AudSeshAdptrIntf</text:p>
          </table:table-cell>
          <table:table-cell table:formula="of:=[$sesh.$B$12]" office:value-type="string" office:string-value="chnlRjcted">
            <text:p>chnlRjcted</text:p>
          </table:table-cell>
          <table:table-cell table:content-validation-name="val1" table:formula="of:=[$sesh.$C$13]" office:value-type="string" office:string-value="Should Not Happen">
            <text:p>Should Not Happen</text:p>
          </table:table-cell>
          <table:table-cell table:formula="of:=[$sesh.$D$13]" office:value-type="string" office:string-value="Illegal">
            <text:p>Illegal</text:p>
          </table:table-cell>
          <table:table-cell table:style-name="ce19" table:content-validation-name="val1" table:formula="of:=[$sesh.$E$13]" office:value-type="string" office:string-value="Should Not Happen">
            <text:p>Should Not Happen</text:p>
          </table:table-cell>
          <table:table-cell table:formula="of:=[$sesh.$F$13]" office:value-type="string" office:string-value="Illegal">
            <text:p>Illegal</text:p>
          </table:table-cell>
          <table:table-cell table:content-validation-name="val1" table:formula="of:=[$sesh.$G$13]" office:value-type="string" office:string-value="Normal">
            <text:p>Normal</text:p>
          </table:table-cell>
          <table:table-cell table:formula="of:=[$sesh.$H$13]">
            <text:p/>
          </table:table-cell>
          <table:table-cell table:style-name="ce22" table:content-validation-name="val1" table:formula="of:=[$sesh.$I$13]" office:value-type="string" office:string-value="Could Happen">
            <text:p>Could Happen</text:p>
          </table:table-cell>
          <table:table-cell table:formula="of:=[$sesh.$J$13]" office:value-type="string" office:string-value="Ignore">
            <text:p>Ignore</text:p>
          </table:table-cell>
          <table:table-cell table:content-validation-name="val1" table:formula="of:=[$sesh.$K$13]" office:value-type="string" office:string-value="Should Not Happen">
            <text:p>Should Not Happen</text:p>
          </table:table-cell>
          <table:table-cell table:formula="of:=[$sesh.$L$13]" office:value-type="string" office:string-value="Illegal">
            <text:p>Illegal</text:p>
          </table:table-cell>
          <table:table-cell table:content-validation-name="val1" table:formula="of:=[$sesh.$M$13]" office:value-type="string" office:string-value="Should Not Happen">
            <text:p>Should Not Happen</text:p>
          </table:table-cell>
          <table:table-cell table:formula="of:=[$sesh.$N$13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13]&amp;&quot;(){&quot;" office:value-type="string" office:string-value="void checkStatuschnlRjcted(){">
            <text:p>void checkStatuschnlRjct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3]=&quot;Illegal&quot;; &quot;throw new CumExcpIllegalChnlState(chnlName, chnlStatus.name());&quot;;IF([.D1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3]=&quot;Illegal&quot;; &quot;throw new CumExcpIllegalChnlState(chnlName, chnlStatus.name());&quot;;IF([.F1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3]=&quot;Illegal&quot;; &quot;throw new CumExcpIllegalChnlState(chnlName, chnlStatus.name());&quot;;IF([.H13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3]=&quot;Illegal&quot;; &quot;throw new CumExcpIllegalChnlState(chnlName, chnlStatus.name());&quot;;IF([.J13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3]=&quot;Illegal&quot;; &quot;throw new CumExcpIllegalChnlState(chnlName, chnlStatus.name());&quot;;IF([.L1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3]=&quot;Illegal&quot;; &quot;throw new CumExcpIllegalChnlState(chnlName, chnlStatus.name());&quot;;IF([.N1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13]=&quot;Illegal&quot;; &quot;throw new CumExcpIllegalChnlState(chnlName, chnlStatus.name());&quot;;IF([.P13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13];[.S13];[.T13];[.U13];[.V13];[.W13];[.X13];[.Y13];[.Z13];[.AA13];[.AB13];[.AC13];[.AD13];[.AE13];[.AF13];[.AG13];[.AH13];[.AI13];[.AJ13];[.AK13];[.AL13];[.AM13];[.AN13])" office:value-type="float" office:value="0">
            <text:p>#REF!</text:p>
          </table:table-cell>
        </table:table-row>
        <table:table-row table:style-name="ro1">
          <table:table-cell table:formula="of:=[$sesh.$A$14]" office:value-type="string" office:string-value="AudSeshAdptrIntf">
            <text:p>AudSeshAdptrIntf</text:p>
          </table:table-cell>
          <table:table-cell table:formula="of:=[$sesh.$B$13]" office:value-type="string" office:string-value="chnlRjctFailed">
            <text:p>chnlRjctFailed</text:p>
          </table:table-cell>
          <table:table-cell table:content-validation-name="val1" table:formula="of:=[$sesh.$C$14]" office:value-type="string" office:string-value="Should Not Happen">
            <text:p>Should Not Happen</text:p>
          </table:table-cell>
          <table:table-cell table:formula="of:=[$sesh.$D$14]" office:value-type="string" office:string-value="Illegal">
            <text:p>Illegal</text:p>
          </table:table-cell>
          <table:table-cell table:content-validation-name="val1" table:formula="of:=[$sesh.$E$14]" office:value-type="string" office:string-value="Should Not Happen">
            <text:p>Should Not Happen</text:p>
          </table:table-cell>
          <table:table-cell table:style-name="ce19" table:formula="of:=[$sesh.$F$14]" office:value-type="string" office:string-value="Illegal">
            <text:p>Illegal</text:p>
          </table:table-cell>
          <table:table-cell table:style-name="ce20" table:content-validation-name="val1" table:formula="of:=[$sesh.$G$14]" office:value-type="string" office:string-value="Normal">
            <text:p>Normal</text:p>
          </table:table-cell>
          <table:table-cell table:formula="of:=[$sesh.$H$14]">
            <text:p/>
          </table:table-cell>
          <table:table-cell table:style-name="ce20" table:content-validation-name="val1" table:formula="of:=[$sesh.$I$14]" office:value-type="string" office:string-value="Could Happen">
            <text:p>Could Happen</text:p>
          </table:table-cell>
          <table:table-cell table:formula="of:=[$sesh.$J$14]" office:value-type="string" office:string-value="Ignore">
            <text:p>Ignore</text:p>
          </table:table-cell>
          <table:table-cell table:content-validation-name="val1" table:formula="of:=[$sesh.$K$14]" office:value-type="string" office:string-value="Should Not Happen">
            <text:p>Should Not Happen</text:p>
          </table:table-cell>
          <table:table-cell table:formula="of:=[$sesh.$L$14]" office:value-type="string" office:string-value="Illegal">
            <text:p>Illegal</text:p>
          </table:table-cell>
          <table:table-cell table:content-validation-name="val1" table:formula="of:=[$sesh.$M$14]" office:value-type="string" office:string-value="Should Not Happen">
            <text:p>Should Not Happen</text:p>
          </table:table-cell>
          <table:table-cell table:formula="of:=[$sesh.$N$14]" office:value-type="string" office:string-value="Illegal">
            <text:p>Illegal</text:p>
          </table:table-cell>
          <table:table-cell table:content-validation-name="val1" table:formula="of:=#REF!" office:value-type="float" office:value="0">
            <text:p>#REF!</text:p>
          </table:table-cell>
          <table:table-cell table:formula="of:=#REF!" office:value-type="float" office:value="0">
            <text:p>#REF!</text:p>
          </table:table-cell>
          <table:table-cell/>
          <table:table-cell table:formula="of:=&quot;void checkStatus&quot;&amp;[.B14]&amp;&quot;(){&quot;" office:value-type="string" office:string-value="void checkStatuschnlRjctFailed(){">
            <text:p>void checkStatuschnlRjctFail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4]=&quot;Illegal&quot;; &quot;throw new CumExcpIllegalChnlState(chnlName, chnlStatus.name());&quot;;IF([.D1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4]=&quot;Illegal&quot;; &quot;throw new CumExcpIllegalChnlState(chnlName, chnlStatus.name());&quot;;IF([.F1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4]=&quot;Illegal&quot;; &quot;throw new CumExcpIllegalChnlState(chnlName, chnlStatus.name());&quot;;IF([.H14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4]=&quot;Illegal&quot;; &quot;throw new CumExcpIllegalChnlState(chnlName, chnlStatus.name());&quot;;IF([.J14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4]=&quot;Illegal&quot;; &quot;throw new CumExcpIllegalChnlState(chnlName, chnlStatus.name());&quot;;IF([.L1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4]=&quot;Illegal&quot;; &quot;throw new CumExcpIllegalChnlState(chnlName, chnlStatus.name());&quot;;IF([.N1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14]=&quot;Illegal&quot;; &quot;throw new CumExcpIllegalChnlState(chnlName, chnlStatus.name());&quot;;IF([.P14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14];[.S14];[.T14];[.U14];[.V14];[.W14];[.X14];[.Y14];[.Z14];[.AA14];[.AB14];[.AC14];[.AD14];[.AE14];[.AF14];[.AG14];[.AH14];[.AI14];[.AJ14];[.AK14];[.AL14];[.AM14];[.AN14])" office:value-type="float" office:value="0">
            <text:p>#REF!</text:p>
          </table:table-cell>
        </table:table-row>
        <table:table-row table:style-name="ro1">
          <table:table-cell table:style-name="ce26" table:formula="of:=[$sesh.$A$15]" office:value-type="string" office:string-value="AudSeshAdptrIntf">
            <text:p>AudSeshAdptrIntf</text:p>
          </table:table-cell>
          <table:table-cell table:style-name="ce29" table:formula="of:=[$sesh.$B$21]" office:value-type="string" office:string-value="rjctChnl">
            <text:p>rjctChnl</text:p>
          </table:table-cell>
          <table:table-cell table:style-name="ce30" table:content-validation-name="val1" table:formula="of:=[$sesh.$C$15]" office:value-type="string" office:string-value="Should Not Happen">
            <text:p>Should Not Happen</text:p>
          </table:table-cell>
          <table:table-cell table:style-name="ce31" table:formula="of:=[$sesh.$D$15]" office:value-type="string" office:string-value="Illegal">
            <text:p>Illegal</text:p>
          </table:table-cell>
          <table:table-cell table:style-name="ce30" table:content-validation-name="val1" table:formula="of:=[$sesh.$E$15]" office:value-type="string" office:string-value="Should Not Happen">
            <text:p>Should Not Happen</text:p>
          </table:table-cell>
          <table:table-cell table:style-name="ce31" table:formula="of:=[$sesh.$F$15]" office:value-type="string" office:string-value="Illegal">
            <text:p>Illegal</text:p>
          </table:table-cell>
          <table:table-cell table:style-name="ce30" table:content-validation-name="val1" table:formula="of:=[$sesh.$G$15]" office:value-type="string" office:string-value="Normal">
            <text:p>Normal</text:p>
          </table:table-cell>
          <table:table-cell table:style-name="ce31" table:formula="of:=[$sesh.$H$15]">
            <text:p/>
          </table:table-cell>
          <table:table-cell table:style-name="ce30" table:content-validation-name="val1" table:formula="of:=[$sesh.$I$15]" office:value-type="string" office:string-value="Could Happen">
            <text:p>Could Happen</text:p>
          </table:table-cell>
          <table:table-cell table:style-name="ce31" table:formula="of:=[$sesh.$J$15]" office:value-type="string" office:string-value="Ignore">
            <text:p>Ignore</text:p>
          </table:table-cell>
          <table:table-cell table:style-name="ce30" table:content-validation-name="val1" table:formula="of:=[$sesh.$K$15]" office:value-type="string" office:string-value="Should Not Happen">
            <text:p>Should Not Happen</text:p>
          </table:table-cell>
          <table:table-cell table:style-name="ce31" table:formula="of:=[$sesh.$L$15]" office:value-type="string" office:string-value="Illegal">
            <text:p>Illegal</text:p>
          </table:table-cell>
          <table:table-cell table:style-name="ce31" table:content-validation-name="val1" table:formula="of:=[$sesh.$M$15]" office:value-type="string" office:string-value="Should Not Happen">
            <text:p>Should Not Happen</text:p>
          </table:table-cell>
          <table:table-cell table:style-name="ce31" table:formula="of:=[$sesh.$N$15]" office:value-type="string" office:string-value="Illegal">
            <text:p>Illegal</text:p>
          </table:table-cell>
          <table:table-cell table:style-name="ce30" table:content-validation-name="val1" table:formula="of:=#REF!" office:value-type="float" office:value="0">
            <text:p>#REF!</text:p>
          </table:table-cell>
          <table:table-cell table:style-name="ce31" table:formula="of:=#REF!" office:value-type="float" office:value="0">
            <text:p>#REF!</text:p>
          </table:table-cell>
          <table:table-cell/>
          <table:table-cell table:formula="of:=&quot;void checkStatus&quot;&amp;[.B15]&amp;&quot;(){&quot;" office:value-type="string" office:string-value="void checkStatusrjctChnl(){">
            <text:p>void checkStatusrjctChnl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5]=&quot;Illegal&quot;; &quot;throw new CumExcpIllegalChnlState(chnlName, chnlStatus.name());&quot;;IF([.D1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5]=&quot;Illegal&quot;; &quot;throw new CumExcpIllegalChnlState(chnlName, chnlStatus.name());&quot;;IF([.F1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5]=&quot;Illegal&quot;; &quot;throw new CumExcpIllegalChnlState(chnlName, chnlStatus.name());&quot;;IF([.H15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5]=&quot;Illegal&quot;; &quot;throw new CumExcpIllegalChnlState(chnlName, chnlStatus.name());&quot;;IF([.J15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5]=&quot;Illegal&quot;; &quot;throw new CumExcpIllegalChnlState(chnlName, chnlStatus.name());&quot;;IF([.L1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5]=&quot;Illegal&quot;; &quot;throw new CumExcpIllegalChnlState(chnlName, chnlStatus.name());&quot;;IF([.N1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float" office:value="0">
            <text:p>#REF!</text:p>
          </table:table-cell>
          <table:table-cell table:formula="of:=IF([.P15]=&quot;Illegal&quot;; &quot;throw new CumExcpIllegalChnlState(chnlName, chnlStatus.name());&quot;;IF([.P15]=&quot;Ignore&quot;; &quot;throw new CumExcpIgnoreChnlState(chnlName, chnlStatus.name());&quot;; &quot;&quot;))" office:value-type="float" office:value="0">
            <text:p>#REF!</text:p>
          </table:table-cell>
          <table:table-cell table:number-columns-repeated="2" office:value-type="string">
            <text:p>}</text:p>
          </table:table-cell>
          <table:table-cell table:formula="of:=CONCATENATE([.R15];[.S15];[.T15];[.U15];[.V15];[.W15];[.X15];[.Y15];[.Z15];[.AA15];[.AB15];[.AC15];[.AD15];[.AE15];[.AF15];[.AG15];[.AH15];[.AI15];[.AJ15];[.AK15];[.AL15];[.AM15];[.AN15])" office:value-type="float" office:value="0">
            <text:p>#REF!</text:p>
          </table:table-cell>
        </table:table-row>
      </table:table>
      <table:table table:name="Sheet3" table:style-name="ta1">
        <table:table-column table:style-name="co7" table:default-cell-style-name="ce24"/>
        <table:table-column table:style-name="co7" table:number-columns-repeated="4" table:default-cell-style-name="Default"/>
        <table:table-row table:style-name="ro1">
          <table:table-cell office:value-type="string">
            <text:p>init</text:p>
          </table:table-cell>
          <table:table-cell table:formula="of:=&quot;abstract public void test_&quot;&amp;[.A1]&amp;&quot;();&quot;" office:value-type="string" office:string-value="abstract public void test_init();">
            <text:p>abstract public void test_init();</text:p>
          </table:table-cell>
          <table:table-cell table:number-columns-repeated="3"/>
        </table:table-row>
        <table:table-row table:style-name="ro1">
          <table:table-cell table:style-name="ce25" office:value-type="string">
            <text:p>joining</text:p>
          </table:table-cell>
          <table:table-cell table:formula="of:=&quot;abstract public void test_&quot;&amp;[.A2]&amp;&quot;();&quot;" office:value-type="string" office:string-value="abstract public void test_joining();">
            <text:p>abstract public void test_joining();</text:p>
          </table:table-cell>
          <table:table-cell table:number-columns-repeated="2"/>
          <table:table-cell table:formula="of:=&quot;protected AudChnl goto_&quot;&amp;[.A2]&amp;&quot;(){}&quot;" office:value-type="string" office:string-value="protected AudChnl goto_joining(){}">
            <text:p>protected AudChnl goto_joining(){}</text:p>
          </table:table-cell>
        </table:table-row>
        <table:table-row table:style-name="ro1">
          <table:table-cell table:style-name="ce25" office:value-type="string">
            <text:p>joined</text:p>
          </table:table-cell>
          <table:table-cell table:formula="of:=&quot;abstract public void test_&quot;&amp;[.A3]&amp;&quot;();&quot;" office:value-type="string" office:string-value="abstract public void test_joined();">
            <text:p>abstract public void test_joined();</text:p>
          </table:table-cell>
          <table:table-cell table:number-columns-repeated="2"/>
          <table:table-cell table:formula="of:=&quot;protected AudChnl goto_&quot;&amp;[.A3]&amp;&quot;(){}&quot;" office:value-type="string" office:string-value="protected AudChnl goto_joined(){}">
            <text:p>protected AudChnl goto_joined(){}</text:p>
          </table:table-cell>
        </table:table-row>
        <table:table-row table:style-name="ro1">
          <table:table-cell office:value-type="string">
            <text:p>rjcting</text:p>
          </table:table-cell>
          <table:table-cell table:formula="of:=&quot;abstract public void test_&quot;&amp;[.A4]&amp;&quot;();&quot;" office:value-type="string" office:string-value="abstract public void test_rjcting();">
            <text:p>abstract public void test_rjcting();</text:p>
          </table:table-cell>
          <table:table-cell table:number-columns-repeated="2"/>
          <table:table-cell table:formula="of:=&quot;protected AudChnl goto_&quot;&amp;[.A4]&amp;&quot;(){}&quot;" office:value-type="string" office:string-value="protected AudChnl goto_rjcting(){}">
            <text:p>protected AudChnl goto_rjcting(){}</text:p>
          </table:table-cell>
        </table:table-row>
        <table:table-row table:style-name="ro1">
          <table:table-cell office:value-type="string">
            <text:p>lving</text:p>
          </table:table-cell>
          <table:table-cell table:formula="of:=&quot;abstract public void test_&quot;&amp;[.A5]&amp;&quot;();&quot;" office:value-type="string" office:string-value="abstract public void test_lving();">
            <text:p>abstract public void test_lving();</text:p>
          </table:table-cell>
          <table:table-cell table:number-columns-repeated="2"/>
          <table:table-cell table:formula="of:=&quot;protected AudChnl goto_&quot;&amp;[.A5]&amp;&quot;(){}&quot;" office:value-type="string" office:string-value="protected AudChnl goto_lving(){}">
            <text:p>protected AudChnl goto_lving(){}</text:p>
          </table:table-cell>
        </table:table-row>
        <table:table-row table:style-name="ro1">
          <table:table-cell office:value-type="string">
            <text:p>clsed</text:p>
          </table:table-cell>
          <table:table-cell table:formula="of:=&quot;abstract public void test_&quot;&amp;[.A6]&amp;&quot;();&quot;" office:value-type="string" office:string-value="abstract public void test_clsed();">
            <text:p>abstract public void test_clsed();</text:p>
          </table:table-cell>
          <table:table-cell table:number-columns-repeated="2"/>
          <table:table-cell table:formula="of:=&quot;protected AudChnl goto_&quot;&amp;[.A6]&amp;&quot;(){}&quot;" office:value-type="string" office:string-value="protected AudChnl goto_clsed(){}">
            <text:p>protected AudChnl goto_clsed(){}</text:p>
          </table:table-cell>
        </table:table-row>
        <table:table-row table:style-name="ro1">
          <table:table-cell office:value-type="string">
            <text:p>dscned</text:p>
          </table:table-cell>
          <table:table-cell table:formula="of:=&quot;abstract public void test_&quot;&amp;[.A7]&amp;&quot;();&quot;" office:value-type="string" office:string-value="abstract public void test_dscned();">
            <text:p>abstract public void test_dscned();</text:p>
          </table:table-cell>
          <table:table-cell table:number-columns-repeated="2"/>
          <table:table-cell table:formula="of:=&quot;protected AudChnl goto_&quot;&amp;[.A7]&amp;&quot;(){}&quot;" office:value-type="string" office:string-value="protected AudChnl goto_dscned(){}">
            <text:p>protected AudChnl goto_dscned(){}</text:p>
          </table:table-cell>
        </table:table-row>
      </table:table>
      <table:table table:name="Sheet4" table:style-name="ta1">
        <table:table-column table:style-name="co7" table:default-cell-style-name="ce4"/>
        <table:table-column table:style-name="co7" table:default-cell-style-name="Default"/>
        <table:table-row table:style-name="ro1">
          <table:table-cell office:value-type="string">
            <text:p>joined</text:p>
          </table:table-cell>
          <table:table-cell table:formula="of:=&quot;protected void &quot;&amp;[.A1]&amp;&quot;checkStatus(){}&quot;" office:value-type="string" office:string-value="protected void joinedcheckStatus(){}">
            <text:p>protected void joinedcheckStatus(){}</text:p>
          </table:table-cell>
        </table:table-row>
        <table:table-row table:style-name="ro1">
          <table:table-cell office:value-type="string">
            <text:p>joinFailed</text:p>
          </table:table-cell>
          <table:table-cell table:formula="of:=&quot;protected void &quot;&amp;[.A2]&amp;&quot;checkStatus(){}&quot;" office:value-type="string" office:string-value="protected void joinFailedcheckStatus(){}">
            <text:p>protected void joinFailedcheckStatus(){}</text:p>
          </table:table-cell>
        </table:table-row>
        <table:table-row table:style-name="ro1">
          <table:table-cell office:value-type="string">
            <text:p>lft</text:p>
          </table:table-cell>
          <table:table-cell table:formula="of:=&quot;protected void &quot;&amp;[.A3]&amp;&quot;checkStatus(){}&quot;" office:value-type="string" office:string-value="protected void lftcheckStatus(){}">
            <text:p>protected void lftcheckStatus(){}</text:p>
          </table:table-cell>
        </table:table-row>
        <table:table-row table:style-name="ro1">
          <table:table-cell office:value-type="string">
            <text:p>lvFailed</text:p>
          </table:table-cell>
          <table:table-cell table:formula="of:=&quot;protected void &quot;&amp;[.A4]&amp;&quot;checkStatus(){}&quot;" office:value-type="string" office:string-value="protected void lvFailedcheckStatus(){}">
            <text:p>protected void lvFailedcheckStatus(){}</text:p>
          </table:table-cell>
        </table:table-row>
        <table:table-row table:style-name="ro1">
          <table:table-cell office:value-type="string">
            <text:p>clsed</text:p>
          </table:table-cell>
          <table:table-cell table:formula="of:=&quot;protected void &quot;&amp;[.A5]&amp;&quot;checkStatus(){}&quot;" office:value-type="string" office:string-value="protected void clsedcheckStatus(){}">
            <text:p>protected void clsedcheckStatus(){}</text:p>
          </table:table-cell>
        </table:table-row>
        <table:table-row table:style-name="ro1">
          <table:table-cell office:value-type="string">
            <text:p>dscned</text:p>
          </table:table-cell>
          <table:table-cell table:formula="of:=&quot;protected void &quot;&amp;[.A6]&amp;&quot;checkStatus(){}&quot;" office:value-type="string" office:string-value="protected void dscnedcheckStatus(){}">
            <text:p>protected void dscnedcheckStatus(){}</text:p>
          </table:table-cell>
        </table:table-row>
        <table:table-row table:style-name="ro1">
          <table:table-cell office:value-type="string">
            <text:p>chnlReged</text:p>
          </table:table-cell>
          <table:table-cell table:formula="of:=&quot;protected void &quot;&amp;[.A7]&amp;&quot;checkStatus(){}&quot;" office:value-type="string" office:string-value="protected void chnlRegedcheckStatus(){}">
            <text:p>protected void chnlRegedcheckStatus(){}</text:p>
          </table:table-cell>
        </table:table-row>
        <table:table-row table:style-name="ro1">
          <table:table-cell office:value-type="string">
            <text:p>chnlJoined</text:p>
          </table:table-cell>
          <table:table-cell table:formula="of:=&quot;protected void &quot;&amp;[.A8]&amp;&quot;checkStatus(){}&quot;" office:value-type="string" office:string-value="protected void chnlJoinedcheckStatus(){}">
            <text:p>protected void chnlJoinedcheckStatus(){}</text:p>
          </table:table-cell>
        </table:table-row>
        <table:table-row table:style-name="ro1">
          <table:table-cell office:value-type="string">
            <text:p>chnlJoinFailed</text:p>
          </table:table-cell>
          <table:table-cell table:formula="of:=&quot;protected void &quot;&amp;[.A9]&amp;&quot;checkStatus(){}&quot;" office:value-type="string" office:string-value="protected void chnlJoinFailedcheckStatus(){}">
            <text:p>protected void chnlJoinFailedcheckStatus(){}</text:p>
          </table:table-cell>
        </table:table-row>
        <table:table-row table:style-name="ro1">
          <table:table-cell office:value-type="string">
            <text:p>chnlRjcted</text:p>
          </table:table-cell>
          <table:table-cell table:formula="of:=&quot;protected void &quot;&amp;[.A10]&amp;&quot;checkStatus(){}&quot;" office:value-type="string" office:string-value="protected void chnlRjctedcheckStatus(){}">
            <text:p>protected void chnlRjctedcheckStatus(){}</text:p>
          </table:table-cell>
        </table:table-row>
        <table:table-row table:style-name="ro1">
          <table:table-cell office:value-type="string">
            <text:p>chnlRjctFailed</text:p>
          </table:table-cell>
          <table:table-cell table:formula="of:=&quot;protected void &quot;&amp;[.A11]&amp;&quot;checkStatus(){}&quot;" office:value-type="string" office:string-value="protected void chnlRjctFailedcheckStatus(){}">
            <text:p>protected void chnlRjctFailedcheckStatus(){}</text:p>
          </table:table-cell>
        </table:table-row>
        <table:table-row table:style-name="ro1">
          <table:table-cell office:value-type="string">
            <text:p>lftChnl</text:p>
          </table:table-cell>
          <table:table-cell table:formula="of:=&quot;protected void &quot;&amp;[.A12]&amp;&quot;checkStatus(){}&quot;" office:value-type="string" office:string-value="protected void lftChnlcheckStatus(){}">
            <text:p>protected void lftChnlcheckStatus(){}</text:p>
          </table:table-cell>
        </table:table-row>
        <table:table-row table:style-name="ro1">
          <table:table-cell office:value-type="string">
            <text:p>lvChnlFailed</text:p>
          </table:table-cell>
          <table:table-cell table:formula="of:=&quot;protected void &quot;&amp;[.A13]&amp;&quot;checkStatus(){}&quot;" office:value-type="string" office:string-value="protected void lvChnlFailedcheckStatus(){}">
            <text:p>protected void lvChnlFailedcheckStatus(){}</text:p>
          </table:table-cell>
        </table:table-row>
        <table:table-row table:style-name="ro1">
          <table:table-cell office:value-type="string">
            <text:p>chnlClsed</text:p>
          </table:table-cell>
          <table:table-cell table:formula="of:=&quot;protected void &quot;&amp;[.A14]&amp;&quot;checkStatus(){}&quot;" office:value-type="string" office:string-value="protected void chnlClsedcheckStatus(){}">
            <text:p>protected void chnlClsedcheckStatus(){}</text:p>
          </table:table-cell>
        </table:table-row>
        <table:table-row table:style-name="ro1">
          <table:table-cell table:style-name="ce5" office:value-type="string">
            <text:p>chnlCmdRcved</text:p>
          </table:table-cell>
          <table:table-cell table:formula="of:=&quot;protected void &quot;&amp;[.A15]&amp;&quot;checkStatus(){}&quot;" office:value-type="string" office:string-value="protected void chnlCmdRcvedcheckStatus(){}">
            <text:p>protected void chnlCmdRcvedcheckStatus(){}</text:p>
          </table:table-cell>
        </table:table-row>
        <table:table-row table:style-name="ro1">
          <table:table-cell office:value-type="string">
            <text:p>join</text:p>
          </table:table-cell>
          <table:table-cell table:formula="of:=&quot;protected void &quot;&amp;[.A16]&amp;&quot;checkStatus(){}&quot;" office:value-type="string" office:string-value="protected void joincheckStatus(){}">
            <text:p>protected void joincheckStatus(){}</text:p>
          </table:table-cell>
        </table:table-row>
        <table:table-row table:style-name="ro1">
          <table:table-cell table:style-name="ce5" office:value-type="string">
            <text:p>lv</text:p>
          </table:table-cell>
          <table:table-cell table:formula="of:=&quot;protected void &quot;&amp;[.A17]&amp;&quot;checkStatus(){}&quot;" office:value-type="string" office:string-value="protected void lvcheckStatus(){}">
            <text:p>protected void lvcheckStatus(){}</text:p>
          </table:table-cell>
        </table:table-row>
        <table:table-row table:style-name="ro1">
          <table:table-cell table:style-name="ce2" office:value-type="string">
            <text:p>joinChnl</text:p>
          </table:table-cell>
          <table:table-cell table:formula="of:=&quot;protected void &quot;&amp;[.A18]&amp;&quot;checkStatus(){}&quot;" office:value-type="string" office:string-value="protected void joinChnlcheckStatus(){}">
            <text:p>protected void joinChnlcheckStatus(){}</text:p>
          </table:table-cell>
        </table:table-row>
        <table:table-row table:style-name="ro1">
          <table:table-cell table:style-name="ce2" office:value-type="string">
            <text:p>rjctChnl</text:p>
          </table:table-cell>
          <table:table-cell table:formula="of:=&quot;protected void &quot;&amp;[.A19]&amp;&quot;checkStatus(){}&quot;" office:value-type="string" office:string-value="protected void rjctChnlcheckStatus(){}">
            <text:p>protected void rjctChnlcheckStatus(){}</text:p>
          </table:table-cell>
        </table:table-row>
        <table:table-row table:style-name="ro1">
          <table:table-cell table:style-name="ce3" office:value-type="string">
            <text:p>lvChnl</text:p>
          </table:table-cell>
          <table:table-cell table:formula="of:=&quot;protected void &quot;&amp;[.A20]&amp;&quot;checkStatus(){}&quot;" office:value-type="string" office:string-value="protected void lvChnlcheckStatus(){}">
            <text:p>protected void lvChnlcheckStatus(){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4">0000/00/00</text:date>, <text:time style:data-style-name="N2" text:time-value="0000-00-00T13:54:09.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2T00:17:14.68</meta:creation-date>
    <dc:date>2013-05-24T14:13:14.09</dc:date>
    <meta:editing-duration>PT11H11M52S</meta:editing-duration>
    <meta:editing-cycles>80</meta:editing-cycles>
    <meta:generator>LibreOffice/4.0.0.3$Windows_x86 LibreOffice_project/7545bee9c2a0782548772a21bc84a9dcc583b89</meta:generator>
    <meta:document-statistic meta:table-count="4" meta:cell-count="903" meta:object-count="0"/>
  </office:meta>
</office:document-meta>
</file>